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374in"/>
    </style:style>
    <style:style style:name="co2" style:family="table-column">
      <style:table-column-properties fo:break-before="auto" style:column-width="2.15in"/>
    </style:style>
    <style:style style:name="co3" style:family="table-column">
      <style:table-column-properties fo:break-before="auto" style:column-width="0.752in"/>
    </style:style>
    <style:style style:name="co4" style:family="table-column">
      <style:table-column-properties fo:break-before="auto" style:column-width="1.0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3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6368"/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BAR Calculation</text:p>
          </table:table-cell>
          <table:covered-table-cell table:number-columns-repeated="2" table:style-name="ce4"/>
          <table:table-cell table:style-name="ce5" office:value-type="string" calcext:value-type="string" table:number-columns-spanned="3" table:number-rows-spanned="1">
            <text:p>Experiment</text:p>
          </table:table-cell>
          <table:covered-table-cell table:number-columns-repeated="2" table:style-name="ce4"/>
          <table:table-cell office:value-type="string" calcext:value-type="string">
            <text:p>RT</text:p>
          </table:table-cell>
          <table:table-cell table:formula="of:=8.314*300/4184" office:value-type="float" office:value="0.59612810707457" calcext:value-type="float">
            <text:p>0.59612810707457</text:p>
          </table:table-cell>
          <table:table-cell table:number-columns-repeated="6"/>
          <table:table-cell table:style-name="Default" table:number-columns-repeated="16368"/>
        </table:table-row>
        <table:table-row table:style-name="ro1">
          <table:table-cell office:value-type="string" calcext:value-type="string">
            <text:p>MNSol_id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Octanol</text:p>
          </table:table-cell>
          <table:table-cell table:style-name="Default" office:value-type="string" calcext:value-type="string">
            <text:p>logP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Octanol</text:p>
          </table:table-cell>
          <table:table-cell office:value-type="string" calcext:value-type="string">
            <text:p>logP</text:p>
          </table:table-cell>
          <table:table-cell table:number-columns-repeated="8"/>
          <table:table-cell table:style-name="Default" table:number-columns-repeated="2"/>
          <table:table-cell table:style-name="Default">
            <draw:frame table:end-cell-address="Sheet1.AA16" table:end-x="0.2598in" table:end-y="0.1768in" draw:z-index="1" draw:name="Chart 2" draw:style-name="gr1" draw:text-style-name="P1" svg:width="5.6827in" svg:height="2.7665in" svg:x="0.5937in" svg:y="0.0937in">
              <draw:object draw:notify-on-update-of-ranges="Sheet1.D3:Sheet1.D104 Sheet1.G3:Sheet1.G10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16365"/>
        </table:table-row>
        <table:table-row table:style-name="ro1">
          <table:table-cell office:value-type="string" calcext:value-type="string">
            <text:p>0001met</text:p>
          </table:table-cell>
          <table:table-cell office:value-type="string" calcext:value-type="string">
            <text:p>methane</text:p>
          </table:table-cell>
          <table:table-cell table:style-name="Default" office:value-type="float" office:value="2.29206500956023" calcext:value-type="float">
            <text:p>2.29206500956023</text:p>
          </table:table-cell>
          <table:table-cell table:style-name="Default" office:value-type="float" office:value="0.693116634799235" calcext:value-type="float">
            <text:p>0.693116634799235</text:p>
          </table:table-cell>
          <table:table-cell table:style-name="Default" table:formula="of:=([.C3]-[.D3])/([.$J$1]*LN(10))" office:value-type="float" office:value="1.16487454251173" calcext:value-type="float">
            <text:p>1.16487454251173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  <table:table-cell table:formula="of:=([.F3]-[.G3])/([.$J$1]*LN(10))" office:value-type="float" office:value="1.08550288160612" calcext:value-type="float">
            <text:p>1.08550288160612</text:p>
          </table:table-cell>
          <table:table-cell table:number-columns-repeated="2"/>
          <table:table-cell>
            <draw:frame table:end-cell-address="Sheet1.S18" table:end-x="0.2394in" table:end-y="0.0551in" draw:z-index="0" draw:name="Chart 1" draw:style-name="gr1" draw:text-style-name="P1" svg:width="6.0181in" svg:height="2.7665in" svg:x="0.5732in" svg:y="0.1634in">
              <draw:object draw:notify-on-update-of-ranges="Sheet1.C3:Sheet1.C104 Sheet1.F3:Sheet1.F10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02eth</text:p>
          </table:table-cell>
          <table:table-cell office:value-type="string" calcext:value-type="string">
            <text:p>ethane</text:p>
          </table:table-cell>
          <table:table-cell table:style-name="Default" office:value-type="float" office:value="2.26577437858509" calcext:value-type="float">
            <text:p>2.26577437858509</text:p>
          </table:table-cell>
          <table:table-cell table:style-name="Default" office:value-type="float" office:value="-0.339388145315488" calcext:value-type="float">
            <text:p>-0.339388145315488</text:p>
          </table:table-cell>
          <table:table-cell table:style-name="Default" table:formula="of:=([.C4]-[.D4])/([.$J$1]*LN(10))" office:value-type="float" office:value="1.89792713204452" calcext:value-type="float">
            <text:p>1.89792713204452</text:p>
          </table:table-cell>
          <table:table-cell office:value-type="float" office:value="1.83" calcext:value-type="float">
            <text:p>1.83</text:p>
          </table:table-cell>
          <table:table-cell office:value-type="float" office:value="-0.64" calcext:value-type="float">
            <text:p>-0.64</text:p>
          </table:table-cell>
          <table:table-cell table:formula="of:=([.F4]-[.G4])/([.$J$1]*LN(10))" office:value-type="float" office:value="1.79945779702491" calcext:value-type="float">
            <text:p>1.7994577970249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04nbu</text:p>
          </table:table-cell>
          <table:table-cell office:value-type="string" calcext:value-type="string">
            <text:p>n-butane</text:p>
          </table:table-cell>
          <table:table-cell table:style-name="Default" office:value-type="float" office:value="2.27055449330784" calcext:value-type="float">
            <text:p>2.27055449330784</text:p>
          </table:table-cell>
          <table:table-cell table:style-name="Default" office:value-type="float" office:value="-2.1414913957935" calcext:value-type="float">
            <text:p>-2.1414913957935</text:p>
          </table:table-cell>
          <table:table-cell table:style-name="Default" table:formula="of:=([.C5]-[.D5])/([.$J$1]*LN(10))" office:value-type="float" office:value="3.21428760160935" calcext:value-type="float">
            <text:p>3.21428760160935</text:p>
          </table:table-cell>
          <table:table-cell office:value-type="float" office:value="2.08" calcext:value-type="float">
            <text:p>2.08</text:p>
          </table:table-cell>
          <table:table-cell office:value-type="float" office:value="-1.86" calcext:value-type="float">
            <text:p>-1.86</text:p>
          </table:table-cell>
          <table:table-cell table:formula="of:=([.F5]-[.G5])/([.$J$1]*LN(10))" office:value-type="float" office:value="2.87039017015309" calcext:value-type="float">
            <text:p>2.87039017015309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16cyc</text:p>
          </table:table-cell>
          <table:table-cell office:value-type="string" calcext:value-type="string">
            <text:p>cyclopropane</text:p>
          </table:table-cell>
          <table:table-cell table:style-name="Default" office:value-type="float" office:value="1.55114722753346" calcext:value-type="float">
            <text:p>1.55114722753346</text:p>
          </table:table-cell>
          <table:table-cell table:style-name="Default" office:value-type="float" office:value="-1.41491395793499" calcext:value-type="float">
            <text:p>-1.41491395793499</text:p>
          </table:table-cell>
          <table:table-cell table:style-name="Default" table:formula="of:=([.C6]-[.D6])/([.$J$1]*LN(10))" office:value-type="float" office:value="2.16085098244702" calcext:value-type="float">
            <text:p>2.16085098244702</text:p>
          </table:table-cell>
          <table:table-cell office:value-type="float" office:value="0.75" calcext:value-type="float">
            <text:p>0.75</text:p>
          </table:table-cell>
          <table:table-cell office:value-type="float" office:value="-1.6" calcext:value-type="float">
            <text:p>-1.6</text:p>
          </table:table-cell>
          <table:table-cell table:formula="of:=([.F6]-[.G6])/([.$J$1]*LN(10))" office:value-type="float" office:value="1.7120347461573" calcext:value-type="float">
            <text:p>1.7120347461573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17cyc</text:p>
          </table:table-cell>
          <table:table-cell office:value-type="string" calcext:value-type="string">
            <text:p>cyclopentane</text:p>
          </table:table-cell>
          <table:table-cell table:style-name="Default" office:value-type="float" office:value="1.3217017208413" calcext:value-type="float">
            <text:p>1.3217017208413</text:p>
          </table:table-cell>
          <table:table-cell table:style-name="Default" office:value-type="float" office:value="-3.45841300191205" calcext:value-type="float">
            <text:p>-3.45841300191205</text:p>
          </table:table-cell>
          <table:table-cell table:style-name="Default" table:formula="of:=([.C7]-[.D7])/([.$J$1]*LN(10))" office:value-type="float" office:value="3.48243510466885" calcext:value-type="float">
            <text:p>3.48243510466885</text:p>
          </table:table-cell>
          <table:table-cell office:value-type="float" office:value="1.2" calcext:value-type="float">
            <text:p>1.2</text:p>
          </table:table-cell>
          <table:table-cell office:value-type="float" office:value="-2.65" calcext:value-type="float">
            <text:p>-2.65</text:p>
          </table:table-cell>
          <table:table-cell table:formula="of:=([.F7]-[.G7])/([.$J$1]*LN(10))" office:value-type="float" office:value="2.80482288200238" calcext:value-type="float">
            <text:p>2.80482288200238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18cyc</text:p>
          </table:table-cell>
          <table:table-cell office:value-type="string" calcext:value-type="string">
            <text:p>cyclohexane</text:p>
          </table:table-cell>
          <table:table-cell table:style-name="Default" office:value-type="float" office:value="1.18546845124283" calcext:value-type="float">
            <text:p>1.18546845124283</text:p>
          </table:table-cell>
          <table:table-cell table:style-name="Default" office:value-type="float" office:value="-4.16347992351817" calcext:value-type="float">
            <text:p>-4.16347992351817</text:p>
          </table:table-cell>
          <table:table-cell table:style-name="Default" table:formula="of:=([.C8]-[.D8])/([.$J$1]*LN(10))" office:value-type="float" office:value="3.89684488212444" calcext:value-type="float">
            <text:p>3.89684488212444</text:p>
          </table:table-cell>
          <table:table-cell office:value-type="float" office:value="1.23" calcext:value-type="float">
            <text:p>1.23</text:p>
          </table:table-cell>
          <table:table-cell office:value-type="float" office:value="-3.46" calcext:value-type="float">
            <text:p>-3.46</text:p>
          </table:table-cell>
          <table:table-cell table:formula="of:=([.F8]-[.G8])/([.$J$1]*LN(10))" office:value-type="float" office:value="3.41678423807563" calcext:value-type="float">
            <text:p>3.41678423807563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21eth</text:p>
          </table:table-cell>
          <table:table-cell office:value-type="string" calcext:value-type="string">
            <text:p>ethene</text:p>
          </table:table-cell>
          <table:table-cell table:style-name="Default" office:value-type="float" office:value="1.6395793499044" calcext:value-type="float">
            <text:p>1.6395793499044</text:p>
          </table:table-cell>
          <table:table-cell table:style-name="Default" office:value-type="float" office:value="0.336998087954111" calcext:value-type="float">
            <text:p>0.336998087954111</text:p>
          </table:table-cell>
          <table:table-cell table:style-name="Default" table:formula="of:=([.C9]-[.D9])/([.$J$1]*LN(10))" office:value-type="float" office:value="0.948963566022262" calcext:value-type="float">
            <text:p>0.948963566022262</text:p>
          </table:table-cell>
          <table:table-cell office:value-type="float" office:value="1.27" calcext:value-type="float">
            <text:p>1.27</text:p>
          </table:table-cell>
          <table:table-cell office:value-type="float" office:value="-0.27" calcext:value-type="float">
            <text:p>-0.27</text:p>
          </table:table-cell>
          <table:table-cell table:formula="of:=([.F9]-[.G9])/([.$J$1]*LN(10))" office:value-type="float" office:value="1.12192915280095" calcext:value-type="float">
            <text:p>1.12192915280095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22pro</text:p>
          </table:table-cell>
          <table:table-cell office:value-type="string" calcext:value-type="string">
            <text:p>propene</text:p>
          </table:table-cell>
          <table:table-cell table:style-name="Default" office:value-type="float" office:value="2.59799235181644" calcext:value-type="float">
            <text:p>2.59799235181644</text:p>
          </table:table-cell>
          <table:table-cell table:style-name="Default" office:value-type="float" office:value="-0.585564053537285" calcext:value-type="float">
            <text:p>-0.585564053537285</text:p>
          </table:table-cell>
          <table:table-cell table:style-name="Default" table:formula="of:=([.C10]-[.D10])/([.$J$1]*LN(10))" office:value-type="float" office:value="2.31930177970945" calcext:value-type="float">
            <text:p>2.31930177970945</text:p>
          </table:table-cell>
          <table:table-cell office:value-type="float" office:value="1.27" calcext:value-type="float">
            <text:p>1.27</text:p>
          </table:table-cell>
          <table:table-cell office:value-type="float" office:value="-1.14" calcext:value-type="float">
            <text:p>-1.14</text:p>
          </table:table-cell>
          <table:table-cell table:formula="of:=([.F10]-[.G10])/([.$J$1]*LN(10))" office:value-type="float" office:value="1.7557462715911" calcext:value-type="float">
            <text:p>1.755746271591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35ben</text:p>
          </table:table-cell>
          <table:table-cell office:value-type="string" calcext:value-type="string">
            <text:p>benzene</text:p>
          </table:table-cell>
          <table:table-cell table:style-name="Default" office:value-type="float" office:value="-0.932122370936902" calcext:value-type="float">
            <text:p>-0.932122370936902</text:p>
          </table:table-cell>
          <table:table-cell table:style-name="Default" office:value-type="float" office:value="-3.30544933078394" calcext:value-type="float">
            <text:p>-3.30544933078394</text:p>
          </table:table-cell>
          <table:table-cell table:style-name="Default" table:formula="of:=([.C11]-[.D11])/([.$J$1]*LN(10))" office:value-type="float" office:value="1.72902902946808" calcext:value-type="float">
            <text:p>1.72902902946808</text:p>
          </table:table-cell>
          <table:table-cell office:value-type="float" office:value="-0.87" calcext:value-type="float">
            <text:p>-0.87</text:p>
          </table:table-cell>
          <table:table-cell office:value-type="float" office:value="-3.72" calcext:value-type="float">
            <text:p>-3.72</text:p>
          </table:table-cell>
          <table:table-cell table:formula="of:=([.F11]-[.G11])/([.$J$1]*LN(10))" office:value-type="float" office:value="2.07629745810566" calcext:value-type="float">
            <text:p>2.0762974581056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table:style-name="ce1" office:value-type="string" calcext:value-type="string">
            <text:p>0038oxy</text:p>
          </table:table-cell>
          <table:table-cell table:style-name="ce1" office:value-type="string" calcext:value-type="string">
            <text:p>o-xylene</text:p>
          </table:table-cell>
          <table:table-cell table:style-name="ce1" office:value-type="float" office:value="-0.628585086042065" calcext:value-type="float">
            <text:p>-0.628585086042065</text:p>
          </table:table-cell>
          <table:table-cell table:style-name="ce1" office:value-type="float" office:value="-5.38240917782027" calcext:value-type="float">
            <text:p>-5.38240917782027</text:p>
          </table:table-cell>
          <table:table-cell table:style-name="ce1" table:formula="of:=([.C12]-[.D12])/([.$J$1]*LN(10))" office:value-type="float" office:value="3.46328171159317" calcext:value-type="float">
            <text:p>3.46328171159317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-5.07" calcext:value-type="float">
            <text:p>-5.07</text:p>
          </table:table-cell>
          <table:table-cell table:style-name="ce1" table:formula="of:=([.F12]-[.G12])/([.$J$1]*LN(10))" office:value-type="float" office:value="3.03795101764933" calcext:value-type="float">
            <text:p>3.03795101764933</text:p>
          </table:table-cell>
          <table:table-cell table:style-name="ce1" table:number-columns-repeated="2"/>
          <table:table-cell table:number-columns-repeated="6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39mxy</text:p>
          </table:table-cell>
          <table:table-cell office:value-type="string" calcext:value-type="string">
            <text:p><text:s/>m-xylene</text:p>
          </table:table-cell>
          <table:table-cell office:value-type="float" office:value="-0.305927342256214" calcext:value-type="float">
            <text:p>-0.305927342256214</text:p>
          </table:table-cell>
          <table:table-cell office:value-type="float" office:value="-5.11472275334608" calcext:value-type="float">
            <text:p>-5.11472275334608</text:p>
          </table:table-cell>
          <table:table-cell table:formula="of:=([.C13]-[.D13])/([.$J$1]*LN(10))" office:value-type="float" office:value="3.50332971529686" calcext:value-type="float">
            <text:p>3.50332971529686</text:p>
          </table:table-cell>
          <table:table-cell office:value-type="float" office:value="-0.84" calcext:value-type="float">
            <text:p>-0.84</text:p>
          </table:table-cell>
          <table:table-cell office:value-type="float" office:value="-5.25" calcext:value-type="float">
            <text:p>-5.25</text:p>
          </table:table-cell>
          <table:table-cell table:formula="of:=([.F13]-[.G13])/([.$J$1]*LN(10))" office:value-type="float" office:value="3.21279711938455" calcext:value-type="float">
            <text:p>3.21279711938455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41nap</text:p>
          </table:table-cell>
          <table:table-cell office:value-type="string" calcext:value-type="string">
            <text:p><text:s/>naphthalene</text:p>
          </table:table-cell>
          <table:table-cell office:value-type="float" office:value="-2.24187380497132" calcext:value-type="float">
            <text:p>-2.24187380497132</text:p>
          </table:table-cell>
          <table:table-cell office:value-type="float" office:value="-7.00047801147228" calcext:value-type="float">
            <text:p>-7.00047801147228</text:p>
          </table:table-cell>
          <table:table-cell table:formula="of:=([.C14]-[.D14])/([.$J$1]*LN(10))" office:value-type="float" office:value="3.46676414669784" calcext:value-type="float">
            <text:p>3.46676414669784</text:p>
          </table:table-cell>
          <table:table-cell office:value-type="float" office:value="-2.39" calcext:value-type="float">
            <text:p>-2.39</text:p>
          </table:table-cell>
          <table:table-cell office:value-type="float" office:value="-6.97" calcext:value-type="float">
            <text:p>-6.97</text:p>
          </table:table-cell>
          <table:table-cell table:formula="of:=([.F14]-[.G14])/([.$J$1]*LN(10))" office:value-type="float" office:value="3.33664644144699" calcext:value-type="float">
            <text:p>3.33664644144699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42ant</text:p>
          </table:table-cell>
          <table:table-cell office:value-type="string" calcext:value-type="string">
            <text:p><text:s/>anthracene</text:p>
          </table:table-cell>
          <table:table-cell office:value-type="float" office:value="-3.72848948374761" calcext:value-type="float">
            <text:p>-3.72848948374761</text:p>
          </table:table-cell>
          <table:table-cell office:value-type="float" office:value="-10.7050669216061" calcext:value-type="float">
            <text:p>-10.7050669216061</text:p>
          </table:table-cell>
          <table:table-cell table:formula="of:=([.C15]-[.D15])/([.$J$1]*LN(10))" office:value-type="float" office:value="5.08261403526417" calcext:value-type="float">
            <text:p>5.08261403526417</text:p>
          </table:table-cell>
          <table:table-cell office:value-type="float" office:value="-4.23" calcext:value-type="float">
            <text:p>-4.23</text:p>
          </table:table-cell>
          <table:table-cell office:value-type="float" office:value="-10.47" calcext:value-type="float">
            <text:p>-10.47</text:p>
          </table:table-cell>
          <table:table-cell table:formula="of:=([.F15]-[.G15])/([.$J$1]*LN(10))" office:value-type="float" office:value="4.54599864511555" calcext:value-type="float">
            <text:p>4.54599864511555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44met</text:p>
          </table:table-cell>
          <table:table-cell office:value-type="string" calcext:value-type="string">
            <text:p><text:s/>methanol</text:p>
          </table:table-cell>
          <table:table-cell office:value-type="float" office:value="2.27772466539197" calcext:value-type="float">
            <text:p>2.27772466539197</text:p>
          </table:table-cell>
          <table:table-cell office:value-type="float" office:value="0.274856596558317" calcext:value-type="float">
            <text:p>0.274856596558317</text:p>
          </table:table-cell>
          <table:table-cell table:formula="of:=([.C16]-[.D16])/([.$J$1]*LN(10))" office:value-type="float" office:value="1.45914030885625" calcext:value-type="float">
            <text:p>1.45914030885625</text:p>
          </table:table-cell>
          <table:table-cell office:value-type="float" office:value="-5.11" calcext:value-type="float">
            <text:p>-5.11</text:p>
          </table:table-cell>
          <table:table-cell office:value-type="float" office:value="-3.87" calcext:value-type="float">
            <text:p>-3.87</text:p>
          </table:table-cell>
          <table:table-cell table:formula="of:=([.F16]-[.G16])/([.$J$1]*LN(10))" office:value-type="float" office:value="-0.903371525631936" calcext:value-type="float">
            <text:p>-0.90337152563193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45eth</text:p>
          </table:table-cell>
          <table:table-cell office:value-type="string" calcext:value-type="string">
            <text:p><text:s/>ethanol</text:p>
          </table:table-cell>
          <table:table-cell office:value-type="float" office:value="-3.41778202676864" calcext:value-type="float">
            <text:p>-3.41778202676864</text:p>
          </table:table-cell>
          <table:table-cell office:value-type="float" office:value="-3.48231357552581" calcext:value-type="float">
            <text:p>-3.48231357552581</text:p>
          </table:table-cell>
          <table:table-cell table:formula="of:=([.C17]-[.D17])/([.$J$1]*LN(10))" office:value-type="float" office:value="0.0470128739130293" calcext:value-type="float">
            <text:p>0.0470128739130293</text:p>
          </table:table-cell>
          <table:table-cell office:value-type="float" office:value="-5.01" calcext:value-type="float">
            <text:p>-5.01</text:p>
          </table:table-cell>
          <table:table-cell office:value-type="float" office:value="-4.36" calcext:value-type="float">
            <text:p>-4.36</text:p>
          </table:table-cell>
          <table:table-cell table:formula="of:=([.F17]-[.G17])/([.$J$1]*LN(10))" office:value-type="float" office:value="-0.473541525532869" calcext:value-type="float">
            <text:p>-0.473541525532869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53phe</text:p>
          </table:table-cell>
          <table:table-cell office:value-type="string" calcext:value-type="string">
            <text:p><text:s/>phenol</text:p>
          </table:table-cell>
          <table:table-cell office:value-type="float" office:value="-3.67590822179732" calcext:value-type="float">
            <text:p>-3.67590822179732</text:p>
          </table:table-cell>
          <table:table-cell office:value-type="float" office:value="-5.85564053537285" calcext:value-type="float">
            <text:p>-5.85564053537285</text:p>
          </table:table-cell>
          <table:table-cell table:formula="of:=([.C18]-[.D18])/([.$J$1]*LN(10))" office:value-type="float" office:value="1.587990407729" calcext:value-type="float">
            <text:p>1.587990407729</text:p>
          </table:table-cell>
          <table:table-cell office:value-type="float" office:value="-6.62" calcext:value-type="float">
            <text:p>-6.62</text:p>
          </table:table-cell>
          <table:table-cell office:value-type="float" office:value="-8.69" calcext:value-type="float">
            <text:p>-8.69</text:p>
          </table:table-cell>
          <table:table-cell table:formula="of:=([.F18]-[.G18])/([.$J$1]*LN(10))" office:value-type="float" office:value="1.50804762746622" calcext:value-type="float">
            <text:p>1.50804762746622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55ocr</text:p>
          </table:table-cell>
          <table:table-cell office:value-type="string" calcext:value-type="string">
            <text:p><text:s/>o-cresol</text:p>
          </table:table-cell>
          <table:table-cell office:value-type="float" office:value="-4.87332695984704" calcext:value-type="float">
            <text:p>-4.87332695984704</text:p>
          </table:table-cell>
          <table:table-cell office:value-type="float" office:value="-7.24187380497132" calcext:value-type="float">
            <text:p>-7.24187380497132</text:p>
          </table:table-cell>
          <table:table-cell table:formula="of:=([.C19]-[.D19])/([.$J$1]*LN(10))" office:value-type="float" office:value="1.72554659436341" calcext:value-type="float">
            <text:p>1.72554659436341</text:p>
          </table:table-cell>
          <table:table-cell office:value-type="float" office:value="-5.87" calcext:value-type="float">
            <text:p>-5.87</text:p>
          </table:table-cell>
          <table:table-cell office:value-type="float" office:value="-8.49" calcext:value-type="float">
            <text:p>-8.49</text:p>
          </table:table-cell>
          <table:table-cell table:formula="of:=([.F19]-[.G19])/([.$J$1]*LN(10))" office:value-type="float" office:value="1.90873661060941" calcext:value-type="float">
            <text:p>1.9087366106094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56mcr</text:p>
          </table:table-cell>
          <table:table-cell office:value-type="string" calcext:value-type="string">
            <text:p><text:s/>m-cresol</text:p>
          </table:table-cell>
          <table:table-cell office:value-type="float" office:value="-5.2151051625239" calcext:value-type="float">
            <text:p>-5.2151051625239</text:p>
          </table:table-cell>
          <table:table-cell office:value-type="float" office:value="-7.91586998087954" calcext:value-type="float">
            <text:p>-7.91586998087954</text:p>
          </table:table-cell>
          <table:table-cell table:formula="of:=([.C20]-[.D20])/([.$J$1]*LN(10))" office:value-type="float" office:value="1.9675758341379" calcext:value-type="float">
            <text:p>1.9675758341379</text:p>
          </table:table-cell>
          <table:table-cell office:value-type="float" office:value="-5.49" calcext:value-type="float">
            <text:p>-5.49</text:p>
          </table:table-cell>
          <table:table-cell office:value-type="float" office:value="-8.2" calcext:value-type="float">
            <text:p>-8.2</text:p>
          </table:table-cell>
          <table:table-cell table:formula="of:=([.F20]-[.G20])/([.$J$1]*LN(10))" office:value-type="float" office:value="1.97430389876012" calcext:value-type="float">
            <text:p>1.97430389876012</text:p>
          </table:table-cell>
          <table:table-cell/>
          <table:table-cell>
            <draw:frame table:end-cell-address="Sheet1.S37" table:end-x="0.1295in" table:end-y="0.0213in" draw:z-index="2" draw:name="Chart 3" draw:style-name="gr1" draw:text-style-name="P1" svg:width="6.6906in" svg:height="3.1193in" svg:x="0.5433in" svg:y="0.1602in">
              <draw:object draw:notify-on-update-of-ranges="Sheet1.H3:Sheet1.H104 Sheet1.E3:Sheet1.E10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57pcr</text:p>
          </table:table-cell>
          <table:table-cell office:value-type="string" calcext:value-type="string">
            <text:p><text:s/>p-cresol</text:p>
          </table:table-cell>
          <table:table-cell office:value-type="float" office:value="-3.44407265774379" calcext:value-type="float">
            <text:p>-3.44407265774379</text:p>
          </table:table-cell>
          <table:table-cell office:value-type="float" office:value="-6.46988527724665" calcext:value-type="float">
            <text:p>-6.46988527724665</text:p>
          </table:table-cell>
          <table:table-cell table:formula="of:=([.C21]-[.D21])/([.$J$1]*LN(10))" office:value-type="float" office:value="2.20438142125537" calcext:value-type="float">
            <text:p>2.20438142125537</text:p>
          </table:table-cell>
          <table:table-cell office:value-type="float" office:value="-6.14" calcext:value-type="float">
            <text:p>-6.14</text:p>
          </table:table-cell>
          <table:table-cell office:value-type="float" office:value="-8.84" calcext:value-type="float">
            <text:p>-8.84</text:p>
          </table:table-cell>
          <table:table-cell table:formula="of:=([.F21]-[.G21])/([.$J$1]*LN(10))" office:value-type="float" office:value="1.96701864452115" calcext:value-type="float">
            <text:p>1.96701864452115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61tet</text:p>
          </table:table-cell>
          <table:table-cell office:value-type="string" calcext:value-type="string">
            <text:p><text:s/>tetrahydrofuran</text:p>
          </table:table-cell>
          <table:table-cell office:value-type="float" office:value="-1.28585086042065" calcext:value-type="float">
            <text:p>-1.28585086042065</text:p>
          </table:table-cell>
          <table:table-cell office:value-type="float" office:value="-3.52055449330784" calcext:value-type="float">
            <text:p>-3.52055449330784</text:p>
          </table:table-cell>
          <table:table-cell table:formula="of:=([.C22]-[.D22])/([.$J$1]*LN(10))" office:value-type="float" office:value="1.62803841143269" calcext:value-type="float">
            <text:p>1.62803841143269</text:p>
          </table:table-cell>
          <table:table-cell office:value-type="float" office:value="-3.47" calcext:value-type="float">
            <text:p>-3.47</text:p>
          </table:table-cell>
          <table:table-cell office:value-type="float" office:value="-3.93" calcext:value-type="float">
            <text:p>-3.93</text:p>
          </table:table-cell>
          <table:table-cell table:formula="of:=([.F22]-[.G22])/([.$J$1]*LN(10))" office:value-type="float" office:value="0.335121694992492" calcext:value-type="float">
            <text:p>0.335121694992492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62dio</text:p>
          </table:table-cell>
          <table:table-cell office:value-type="string" calcext:value-type="string">
            <text:p><text:s/>1,4-dioxane</text:p>
          </table:table-cell>
          <table:table-cell office:value-type="float" office:value="-3.68546845124283" calcext:value-type="float">
            <text:p>-3.68546845124283</text:p>
          </table:table-cell>
          <table:table-cell office:value-type="float" office:value="-4.48613766730402" calcext:value-type="float">
            <text:p>-4.48613766730402</text:p>
          </table:table-cell>
          <table:table-cell table:formula="of:=([.C23]-[.D23])/([.$J$1]*LN(10))" office:value-type="float" office:value="0.583307880032035" calcext:value-type="float">
            <text:p>0.583307880032035</text:p>
          </table:table-cell>
          <table:table-cell office:value-type="float" office:value="-5.05" calcext:value-type="float">
            <text:p>-5.05</text:p>
          </table:table-cell>
          <table:table-cell office:value-type="float" office:value="-4.89" calcext:value-type="float">
            <text:p>-4.89</text:p>
          </table:table-cell>
          <table:table-cell table:formula="of:=([.F23]-[.G23])/([.$J$1]*LN(10))" office:value-type="float" office:value="-0.116564067823476" calcext:value-type="float">
            <text:p>-0.11656406782347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66dim</text:p>
          </table:table-cell>
          <table:table-cell office:value-type="string" calcext:value-type="string">
            <text:p><text:s/>1,2-dimethoxyethane</text:p>
          </table:table-cell>
          <table:table-cell office:value-type="float" office:value="-2.59082217973231" calcext:value-type="float">
            <text:p>-2.59082217973231</text:p>
          </table:table-cell>
          <table:table-cell office:value-type="float" office:value="-3.68785850860421" calcext:value-type="float">
            <text:p>-3.68785850860421</text:p>
          </table:table-cell>
          <table:table-cell table:formula="of:=([.C24]-[.D24])/([.$J$1]*LN(10))" office:value-type="float" office:value="0.799218856521505" calcext:value-type="float">
            <text:p>0.799218856521505</text:p>
          </table:table-cell>
          <table:table-cell office:value-type="float" office:value="-4.84" calcext:value-type="float">
            <text:p>-4.84</text:p>
          </table:table-cell>
          <table:table-cell office:value-type="float" office:value="-4.55" calcext:value-type="float">
            <text:p>-4.55</text:p>
          </table:table-cell>
          <table:table-cell table:formula="of:=([.F24]-[.G24])/([.$J$1]*LN(10))" office:value-type="float" office:value="-0.21127237293005" calcext:value-type="float">
            <text:p>-0.21127237293005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68ani</text:p>
          </table:table-cell>
          <table:table-cell office:value-type="string" calcext:value-type="string">
            <text:p><text:s/>anisole</text:p>
          </table:table-cell>
          <table:table-cell office:value-type="float" office:value="-1.7112810707457" calcext:value-type="float">
            <text:p>-1.7112810707457</text:p>
          </table:table-cell>
          <table:table-cell office:value-type="float" office:value="-5.0406309751434" calcext:value-type="float">
            <text:p>-5.0406309751434</text:p>
          </table:table-cell>
          <table:table-cell table:formula="of:=([.C25]-[.D25])/([.$J$1]*LN(10))" office:value-type="float" office:value="2.42551605040185" calcext:value-type="float">
            <text:p>2.42551605040185</text:p>
          </table:table-cell>
          <table:table-cell office:value-type="float" office:value="-2.45" calcext:value-type="float">
            <text:p>-2.45</text:p>
          </table:table-cell>
          <table:table-cell office:value-type="float" office:value="-5.47" calcext:value-type="float">
            <text:p>-5.47</text:p>
          </table:table-cell>
          <table:table-cell table:formula="of:=([.F25]-[.G25])/([.$J$1]*LN(10))" office:value-type="float" office:value="2.2001467801681" calcext:value-type="float">
            <text:p>2.200146780168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71proa</text:p>
          </table:table-cell>
          <table:table-cell office:value-type="string" calcext:value-type="string">
            <text:p><text:s/>propanal</text:p>
          </table:table-cell>
          <table:table-cell office:value-type="float" office:value="-2.53824091778203" calcext:value-type="float">
            <text:p>-2.53824091778203</text:p>
          </table:table-cell>
          <table:table-cell office:value-type="float" office:value="-2.98518164435946" calcext:value-type="float">
            <text:p>-2.98518164435946</text:p>
          </table:table-cell>
          <table:table-cell table:formula="of:=([.C26]-[.D26])/([.$J$1]*LN(10))" office:value-type="float" office:value="0.325607682286531" calcext:value-type="float">
            <text:p>0.325607682286531</text:p>
          </table:table-cell>
          <table:table-cell office:value-type="float" office:value="-3.44" calcext:value-type="float">
            <text:p>-3.44</text:p>
          </table:table-cell>
          <table:table-cell office:value-type="float" office:value="-4.13" calcext:value-type="float">
            <text:p>-4.13</text:p>
          </table:table-cell>
          <table:table-cell table:formula="of:=([.F26]-[.G26])/([.$J$1]*LN(10))" office:value-type="float" office:value="0.502682542488739" calcext:value-type="float">
            <text:p>0.502682542488739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72but</text:p>
          </table:table-cell>
          <table:table-cell office:value-type="string" calcext:value-type="string">
            <text:p><text:s/>butanal</text:p>
          </table:table-cell>
          <table:table-cell office:value-type="float" office:value="-2.75812619502868" calcext:value-type="float">
            <text:p>-2.75812619502868</text:p>
          </table:table-cell>
          <table:table-cell office:value-type="float" office:value="-3.80497131931166" calcext:value-type="float">
            <text:p>-3.80497131931166</text:p>
          </table:table-cell>
          <table:table-cell table:formula="of:=([.C27]-[.D27])/([.$J$1]*LN(10))" office:value-type="float" office:value="0.762653287922475" calcext:value-type="float">
            <text:p>0.762653287922475</text:p>
          </table:table-cell>
          <table:table-cell office:value-type="float" office:value="-3.18" calcext:value-type="float">
            <text:p>-3.18</text:p>
          </table:table-cell>
          <table:table-cell office:value-type="float" office:value="-4.62" calcext:value-type="float">
            <text:p>-4.62</text:p>
          </table:table-cell>
          <table:table-cell table:formula="of:=([.F27]-[.G27])/([.$J$1]*LN(10))" office:value-type="float" office:value="1.04907661041128" calcext:value-type="float">
            <text:p>1.04907661041128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74ben</text:p>
          </table:table-cell>
          <table:table-cell office:value-type="string" calcext:value-type="string">
            <text:p><text:s/>benzaldehyde</text:p>
          </table:table-cell>
          <table:table-cell office:value-type="float" office:value="-4.04158699808795" calcext:value-type="float">
            <text:p>-4.04158699808795</text:p>
          </table:table-cell>
          <table:table-cell office:value-type="float" office:value="-6.08747609942639" calcext:value-type="float">
            <text:p>-6.08747609942639</text:p>
          </table:table-cell>
          <table:table-cell table:formula="of:=([.C28]-[.D28])/([.$J$1]*LN(10))" office:value-type="float" office:value="1.49048222479827" calcext:value-type="float">
            <text:p>1.49048222479827</text:p>
          </table:table-cell>
          <table:table-cell office:value-type="float" office:value="-4.02" calcext:value-type="float">
            <text:p>-4.02</text:p>
          </table:table-cell>
          <table:table-cell office:value-type="float" office:value="-6.13" calcext:value-type="float">
            <text:p>-6.13</text:p>
          </table:table-cell>
          <table:table-cell table:formula="of:=([.F28]-[.G28])/([.$J$1]*LN(10))" office:value-type="float" office:value="1.53718864442209" calcext:value-type="float">
            <text:p>1.53718864442209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75pro</text:p>
          </table:table-cell>
          <table:table-cell office:value-type="string" calcext:value-type="string">
            <text:p><text:s/>acetone</text:p>
          </table:table-cell>
          <table:table-cell office:value-type="float" office:value="-3.23613766730402" calcext:value-type="float">
            <text:p>-3.23613766730402</text:p>
          </table:table-cell>
          <table:table-cell office:value-type="float" office:value="-3.51099426386233" calcext:value-type="float">
            <text:p>-3.51099426386233</text:p>
          </table:table-cell>
          <table:table-cell table:formula="of:=([.C29]-[.D29])/([.$J$1]*LN(10))" office:value-type="float" office:value="0.200240018518453" calcext:value-type="float">
            <text:p>0.200240018518453</text:p>
          </table:table-cell>
          <table:table-cell office:value-type="float" office:value="-3.85" calcext:value-type="float">
            <text:p>-3.85</text:p>
          </table:table-cell>
          <table:table-cell office:value-type="float" office:value="-3.15" calcext:value-type="float">
            <text:p>-3.15</text:p>
          </table:table-cell>
          <table:table-cell table:formula="of:=([.F29]-[.G29])/([.$J$1]*LN(10))" office:value-type="float" office:value="-0.509967796727706" calcext:value-type="float">
            <text:p>-0.50996779672770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77cyc</text:p>
          </table:table-cell>
          <table:table-cell office:value-type="string" calcext:value-type="string">
            <text:p><text:s/>cyclopentanone</text:p>
          </table:table-cell>
          <table:table-cell office:value-type="float" office:value="-4.52676864244742" calcext:value-type="float">
            <text:p>-4.52676864244742</text:p>
          </table:table-cell>
          <table:table-cell office:value-type="float" office:value="-5.60229445506692" calcext:value-type="float">
            <text:p>-5.60229445506692</text:p>
          </table:table-cell>
          <table:table-cell table:formula="of:=([.C30]-[.D30])/([.$J$1]*LN(10))" office:value-type="float" office:value="0.783547898550488" calcext:value-type="float">
            <text:p>0.783547898550488</text:p>
          </table:table-cell>
          <table:table-cell office:value-type="float" office:value="-4.68" calcext:value-type="float">
            <text:p>-4.68</text:p>
          </table:table-cell>
          <table:table-cell office:value-type="float" office:value="-5.01" calcext:value-type="float">
            <text:p>-5.01</text:p>
          </table:table-cell>
          <table:table-cell table:formula="of:=([.F30]-[.G30])/([.$J$1]*LN(10))" office:value-type="float" office:value="0.240413389885919" calcext:value-type="float">
            <text:p>0.240413389885919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86eth</text:p>
          </table:table-cell>
          <table:table-cell office:value-type="string" calcext:value-type="string">
            <text:p><text:s/>acetic acid</text:p>
          </table:table-cell>
          <table:table-cell office:value-type="float" office:value="-6.9263862332696" calcext:value-type="float">
            <text:p>-6.9263862332696</text:p>
          </table:table-cell>
          <table:table-cell office:value-type="float" office:value="-4.95458891013384" calcext:value-type="float">
            <text:p>-4.95458891013384</text:p>
          </table:table-cell>
          <table:table-cell table:formula="of:=([.C31]-[.D31])/([.$J$1]*LN(10))" office:value-type="float" office:value="-1.4365044806759" calcext:value-type="float">
            <text:p>-1.4365044806759</text:p>
          </table:table-cell>
          <table:table-cell office:value-type="float" office:value="-6.7" calcext:value-type="float">
            <text:p>-6.7</text:p>
          </table:table-cell>
          <table:table-cell office:value-type="float" office:value="-6.35" calcext:value-type="float">
            <text:p>-6.35</text:p>
          </table:table-cell>
          <table:table-cell table:formula="of:=([.F31]-[.G31])/([.$J$1]*LN(10))" office:value-type="float" office:value="-0.254983898363853" calcext:value-type="float">
            <text:p>-0.254983898363853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87pro</text:p>
          </table:table-cell>
          <table:table-cell office:value-type="string" calcext:value-type="string">
            <text:p><text:s/>propionic acid</text:p>
          </table:table-cell>
          <table:table-cell office:value-type="float" office:value="-5.4612810707457" calcext:value-type="float">
            <text:p>-5.4612810707457</text:p>
          </table:table-cell>
          <table:table-cell office:value-type="float" office:value="-5.31070745697897" calcext:value-type="float">
            <text:p>-5.31070745697897</text:p>
          </table:table-cell>
          <table:table-cell table:formula="of:=([.C32]-[.D32])/([.$J$1]*LN(10))" office:value-type="float" office:value="-0.109696705797068" calcext:value-type="float">
            <text:p>-0.109696705797068</text:p>
          </table:table-cell>
          <table:table-cell office:value-type="float" office:value="-6.47" calcext:value-type="float">
            <text:p>-6.47</text:p>
          </table:table-cell>
          <table:table-cell office:value-type="float" office:value="-6.86" calcext:value-type="float">
            <text:p>-6.86</text:p>
          </table:table-cell>
          <table:table-cell table:formula="of:=([.F32]-[.G32])/([.$J$1]*LN(10))" office:value-type="float" office:value="0.284124915319722" calcext:value-type="float">
            <text:p>0.284124915319722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89pen</text:p>
          </table:table-cell>
          <table:table-cell office:value-type="string" calcext:value-type="string">
            <text:p><text:s/>pentanoic acid</text:p>
          </table:table-cell>
          <table:table-cell office:value-type="float" office:value="-5.73374760994264" calcext:value-type="float">
            <text:p>-5.73374760994264</text:p>
          </table:table-cell>
          <table:table-cell office:value-type="float" office:value="-7.04588910133843" calcext:value-type="float">
            <text:p>-7.04588910133843</text:p>
          </table:table-cell>
          <table:table-cell table:formula="of:=([.C33]-[.D33])/([.$J$1]*LN(10))" office:value-type="float" office:value="0.955928436231596" calcext:value-type="float">
            <text:p>0.955928436231596</text:p>
          </table:table-cell>
          <table:table-cell office:value-type="float" office:value="-6.16" calcext:value-type="float">
            <text:p>-6.16</text:p>
          </table:table-cell>
          <table:table-cell office:value-type="float" office:value="-8.22" calcext:value-type="float">
            <text:p>-8.22</text:p>
          </table:table-cell>
          <table:table-cell table:formula="of:=([.F33]-[.G33])/([.$J$1]*LN(10))" office:value-type="float" office:value="1.50076237322725" calcext:value-type="float">
            <text:p>1.50076237322725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93met</text:p>
          </table:table-cell>
          <table:table-cell office:value-type="string" calcext:value-type="string">
            <text:p><text:s/>ethyl acetate</text:p>
          </table:table-cell>
          <table:table-cell office:value-type="float" office:value="-3.38193116634799" calcext:value-type="float">
            <text:p>-3.38193116634799</text:p>
          </table:table-cell>
          <table:table-cell office:value-type="float" office:value="-3.565965583174" calcext:value-type="float">
            <text:p>-3.565965583174</text:p>
          </table:table-cell>
          <table:table-cell table:formula="of:=([.C34]-[.D34])/([.$J$1]*LN(10))" office:value-type="float" office:value="0.134073751529755" calcext:value-type="float">
            <text:p>0.134073751529755</text:p>
          </table:table-cell>
          <table:table-cell office:value-type="float" office:value="-3.32" calcext:value-type="float">
            <text:p>-3.32</text:p>
          </table:table-cell>
          <table:table-cell office:value-type="float" office:value="-3.54" calcext:value-type="float">
            <text:p>-3.54</text:p>
          </table:table-cell>
          <table:table-cell table:formula="of:=([.F34]-[.G34])/([.$J$1]*LN(10))" office:value-type="float" office:value="0.160275593257279" calcext:value-type="float">
            <text:p>0.160275593257279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94met</text:p>
          </table:table-cell>
          <table:table-cell office:value-type="string" calcext:value-type="string">
            <text:p><text:s/>methyl propanoate</text:p>
          </table:table-cell>
          <table:table-cell office:value-type="float" office:value="-2.91347992351816" calcext:value-type="float">
            <text:p>-2.91347992351816</text:p>
          </table:table-cell>
          <table:table-cell office:value-type="float" office:value="-4.1395793499044" calcext:value-type="float">
            <text:p>-4.1395793499044</text:p>
          </table:table-cell>
          <table:table-cell table:formula="of:=([.C35]-[.D35])/([.$J$1]*LN(10))" office:value-type="float" office:value="0.893244604347564" calcext:value-type="float">
            <text:p>0.893244604347564</text:p>
          </table:table-cell>
          <table:table-cell office:value-type="float" office:value="-2.93" calcext:value-type="float">
            <text:p>-2.93</text:p>
          </table:table-cell>
          <table:table-cell office:value-type="float" office:value="-4.06" calcext:value-type="float">
            <text:p>-4.06</text:p>
          </table:table-cell>
          <table:table-cell table:formula="of:=([.F35]-[.G35])/([.$J$1]*LN(10))" office:value-type="float" office:value="0.823233729003296" calcext:value-type="float">
            <text:p>0.82323372900329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95eth</text:p>
          </table:table-cell>
          <table:table-cell office:value-type="string" calcext:value-type="string">
            <text:p><text:s/>ethyl acetate</text:p>
          </table:table-cell>
          <table:table-cell office:value-type="float" office:value="-3.32456978967495" calcext:value-type="float">
            <text:p>-3.32456978967495</text:p>
          </table:table-cell>
          <table:table-cell office:value-type="float" office:value="-4.48135755258126" calcext:value-type="float">
            <text:p>-4.48135755258126</text:p>
          </table:table-cell>
          <table:table-cell table:formula="of:=([.C36]-[.D36])/([.$J$1]*LN(10))" office:value-type="float" office:value="0.842749295329861" calcext:value-type="float">
            <text:p>0.842749295329861</text:p>
          </table:table-cell>
          <table:table-cell office:value-type="float" office:value="-3.1" calcext:value-type="float">
            <text:p>-3.1</text:p>
          </table:table-cell>
          <table:table-cell office:value-type="float" office:value="-4.06" calcext:value-type="float">
            <text:p>-4.06</text:p>
          </table:table-cell>
          <table:table-cell table:formula="of:=([.F36]-[.G36])/([.$J$1]*LN(10))" office:value-type="float" office:value="0.699384406940853" calcext:value-type="float">
            <text:p>0.699384406940853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96met</text:p>
          </table:table-cell>
          <table:table-cell office:value-type="string" calcext:value-type="string">
            <text:p><text:s/>methyl butanoate</text:p>
          </table:table-cell>
          <table:table-cell office:value-type="float" office:value="-3.08795411089866" calcext:value-type="float">
            <text:p>-3.08795411089866</text:p>
          </table:table-cell>
          <table:table-cell office:value-type="float" office:value="-4.99760994263862" calcext:value-type="float">
            <text:p>-4.99760994263862</text:p>
          </table:table-cell>
          <table:table-cell table:formula="of:=([.C37]-[.D37])/([.$J$1]*LN(10))" office:value-type="float" office:value="1.3912328243152" calcext:value-type="float">
            <text:p>1.3912328243152</text:p>
          </table:table-cell>
          <table:table-cell office:value-type="float" office:value="-2.83" calcext:value-type="float">
            <text:p>-2.83</text:p>
          </table:table-cell>
          <table:table-cell office:value-type="float" office:value="-4.59" calcext:value-type="float">
            <text:p>-4.59</text:p>
          </table:table-cell>
          <table:table-cell table:formula="of:=([.F37]-[.G37])/([.$J$1]*LN(10))" office:value-type="float" office:value="1.28220474605823" calcext:value-type="float">
            <text:p>1.28220474605823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97pro</text:p>
          </table:table-cell>
          <table:table-cell office:value-type="string" calcext:value-type="string">
            <text:p><text:s/>propyl acetate</text:p>
          </table:table-cell>
          <table:table-cell office:value-type="float" office:value="-3.48231357552581" calcext:value-type="float">
            <text:p>-3.48231357552581</text:p>
          </table:table-cell>
          <table:table-cell office:value-type="float" office:value="-5.40869980879541" calcext:value-type="float">
            <text:p>-5.40869980879541</text:p>
          </table:table-cell>
          <table:table-cell table:formula="of:=([.C38]-[.D38])/([.$J$1]*LN(10))" office:value-type="float" office:value="1.40342134718155" calcext:value-type="float">
            <text:p>1.40342134718155</text:p>
          </table:table-cell>
          <table:table-cell office:value-type="float" office:value="-2.86" calcext:value-type="float">
            <text:p>-2.86</text:p>
          </table:table-cell>
          <table:table-cell office:value-type="float" office:value="-4.55" calcext:value-type="float">
            <text:p>-4.55</text:p>
          </table:table-cell>
          <table:table-cell table:formula="of:=([.F38]-[.G38])/([.$J$1]*LN(10))" office:value-type="float" office:value="1.23120796638546" calcext:value-type="float">
            <text:p>1.2312079663854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099but</text:p>
          </table:table-cell>
          <table:table-cell office:value-type="string" calcext:value-type="string">
            <text:p><text:s/>butyl acetate</text:p>
          </table:table-cell>
          <table:table-cell office:value-type="float" office:value="-3.32695984703633" calcext:value-type="float">
            <text:p>-3.32695984703633</text:p>
          </table:table-cell>
          <table:table-cell office:value-type="float" office:value="-6.22370936902486" calcext:value-type="float">
            <text:p>-6.22370936902486</text:p>
          </table:table-cell>
          <table:table-cell table:formula="of:=([.C39]-[.D39])/([.$J$1]*LN(10))" office:value-type="float" office:value="2.11035567342932" calcext:value-type="float">
            <text:p>2.11035567342932</text:p>
          </table:table-cell>
          <table:table-cell office:value-type="float" office:value="-2.55" calcext:value-type="float">
            <text:p>-2.55</text:p>
          </table:table-cell>
          <table:table-cell office:value-type="float" office:value="-4.96" calcext:value-type="float">
            <text:p>-4.96</text:p>
          </table:table-cell>
          <table:table-cell table:formula="of:=([.F39]-[.G39])/([.$J$1]*LN(10))" office:value-type="float" office:value="1.7557462715911" calcext:value-type="float">
            <text:p>1.755746271591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09pip</text:p>
          </table:table-cell>
          <table:table-cell office:value-type="string" calcext:value-type="string">
            <text:p><text:s/>piperazine</text:p>
          </table:table-cell>
          <table:table-cell office:value-type="float" office:value="-6.98613766730402" calcext:value-type="float">
            <text:p>-6.98613766730402</text:p>
          </table:table-cell>
          <table:table-cell office:value-type="float" office:value="-7.18690248565966" calcext:value-type="float">
            <text:p>-7.18690248565966</text:p>
          </table:table-cell>
          <table:table-cell table:formula="of:=([.C40]-[.D40])/([.$J$1]*LN(10))" office:value-type="float" office:value="0.146262274396091" calcext:value-type="float">
            <text:p>0.146262274396091</text:p>
          </table:table-cell>
          <table:table-cell office:value-type="float" office:value="-7.4" calcext:value-type="float">
            <text:p>-7.4</text:p>
          </table:table-cell>
          <table:table-cell office:value-type="float" office:value="-5.8" calcext:value-type="float">
            <text:p>-5.8</text:p>
          </table:table-cell>
          <table:table-cell table:formula="of:=([.F40]-[.G40])/([.$J$1]*LN(10))" office:value-type="float" office:value="-1.16564067823476" calcext:value-type="float">
            <text:p>-1.1656406782347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16pyr</text:p>
          </table:table-cell>
          <table:table-cell office:value-type="string" calcext:value-type="string">
            <text:p><text:s/>pyridine</text:p>
          </table:table-cell>
          <table:table-cell office:value-type="float" office:value="-2.29445506692161" calcext:value-type="float">
            <text:p>-2.29445506692161</text:p>
          </table:table-cell>
          <table:table-cell office:value-type="float" office:value="-3.88145315487572" calcext:value-type="float">
            <text:p>-3.88145315487572</text:p>
          </table:table-cell>
          <table:table-cell table:formula="of:=([.C41]-[.D41])/([.$J$1]*LN(10))" office:value-type="float" office:value="1.15616845475006" calcext:value-type="float">
            <text:p>1.15616845475006</text:p>
          </table:table-cell>
          <table:table-cell office:value-type="float" office:value="-4.7" calcext:value-type="float">
            <text:p>-4.7</text:p>
          </table:table-cell>
          <table:table-cell office:value-type="float" office:value="-5.34" calcext:value-type="float">
            <text:p>-5.34</text:p>
          </table:table-cell>
          <table:table-cell table:formula="of:=([.F41]-[.G41])/([.$J$1]*LN(10))" office:value-type="float" office:value="0.466256271293902" calcext:value-type="float">
            <text:p>0.466256271293902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17met</text:p>
          </table:table-cell>
          <table:table-cell office:value-type="string" calcext:value-type="string">
            <text:p><text:s/>2-methylpyrazine</text:p>
          </table:table-cell>
          <table:table-cell office:value-type="float" office:value="-2.22992351816444" calcext:value-type="float">
            <text:p>-2.22992351816444</text:p>
          </table:table-cell>
          <table:table-cell office:value-type="float" office:value="-4.60803059273423" calcext:value-type="float">
            <text:p>-4.60803059273423</text:p>
          </table:table-cell>
          <table:table-cell table:formula="of:=([.C42]-[.D42])/([.$J$1]*LN(10))" office:value-type="float" office:value="1.73251146457275" calcext:value-type="float">
            <text:p>1.73251146457275</text:p>
          </table:table-cell>
          <table:table-cell office:value-type="float" office:value="-5.57" calcext:value-type="float">
            <text:p>-5.57</text:p>
          </table:table-cell>
          <table:table-cell office:value-type="float" office:value="-5.87" calcext:value-type="float">
            <text:p>-5.87</text:p>
          </table:table-cell>
          <table:table-cell table:formula="of:=([.F42]-[.G42])/([.$J$1]*LN(10))" office:value-type="float" office:value="0.218557627169017" calcext:value-type="float">
            <text:p>0.218557627169017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18ani</text:p>
          </table:table-cell>
          <table:table-cell office:value-type="string" calcext:value-type="string">
            <text:p><text:s/>aniline</text:p>
          </table:table-cell>
          <table:table-cell office:value-type="float" office:value="-4.65583173996176" calcext:value-type="float">
            <text:p>-4.65583173996176</text:p>
          </table:table-cell>
          <table:table-cell office:value-type="float" office:value="-5.91539196940727" calcext:value-type="float">
            <text:p>-5.91539196940727</text:p>
          </table:table-cell>
          <table:table-cell table:formula="of:=([.C43]-[.D43])/([.$J$1]*LN(10))" office:value-type="float" office:value="0.917621650080243" calcext:value-type="float">
            <text:p>0.917621650080243</text:p>
          </table:table-cell>
          <table:table-cell office:value-type="float" office:value="-5.49" calcext:value-type="float">
            <text:p>-5.49</text:p>
          </table:table-cell>
          <table:table-cell office:value-type="float" office:value="-6.71" calcext:value-type="float">
            <text:p>-6.71</text:p>
          </table:table-cell>
          <table:table-cell table:formula="of:=([.F43]-[.G43])/([.$J$1]*LN(10))" office:value-type="float" office:value="0.888801017154001" calcext:value-type="float">
            <text:p>0.88880101715400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21met</text:p>
          </table:table-cell>
          <table:table-cell office:value-type="string" calcext:value-type="string">
            <text:p><text:s/>4-methylpyridine</text:p>
          </table:table-cell>
          <table:table-cell office:value-type="float" office:value="-2.09130019120459" calcext:value-type="float">
            <text:p>-2.09130019120459</text:p>
          </table:table-cell>
          <table:table-cell office:value-type="float" office:value="-4.72753346080306" calcext:value-type="float">
            <text:p>-4.72753346080306</text:p>
          </table:table-cell>
          <table:table-cell table:formula="of:=([.C44]-[.D44])/([.$J$1]*LN(10))" office:value-type="float" office:value="1.92056296022487" calcext:value-type="float">
            <text:p>1.92056296022487</text:p>
          </table:table-cell>
          <table:table-cell office:value-type="float" office:value="-4.94" calcext:value-type="float">
            <text:p>-4.94</text:p>
          </table:table-cell>
          <table:table-cell office:value-type="float" office:value="-6.6" calcext:value-type="float">
            <text:p>-6.6</text:p>
          </table:table-cell>
          <table:table-cell table:formula="of:=([.F44]-[.G44])/([.$J$1]*LN(10))" office:value-type="float" office:value="1.20935220366856" calcext:value-type="float">
            <text:p>1.2093522036685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22Nme</text:p>
          </table:table-cell>
          <table:table-cell office:value-type="string" calcext:value-type="string">
            <text:p><text:s/>N-methylaniline</text:p>
          </table:table-cell>
          <table:table-cell office:value-type="float" office:value="-3.60181644359465" calcext:value-type="float">
            <text:p>-3.60181644359465</text:p>
          </table:table-cell>
          <table:table-cell office:value-type="float" office:value="-6.49139579349904" calcext:value-type="float">
            <text:p>-6.49139579349904</text:p>
          </table:table-cell>
          <table:table-cell table:formula="of:=([.C45]-[.D45])/([.$J$1]*LN(10))" office:value-type="float" office:value="2.10513202077231" calcext:value-type="float">
            <text:p>2.10513202077231</text:p>
          </table:table-cell>
          <table:table-cell office:value-type="float" office:value="-4.68" calcext:value-type="float">
            <text:p>-4.68</text:p>
          </table:table-cell>
          <table:table-cell office:value-type="float" office:value="-6.94" calcext:value-type="float">
            <text:p>-6.94</text:p>
          </table:table-cell>
          <table:table-cell table:formula="of:=([.F45]-[.G45])/([.$J$1]*LN(10))" office:value-type="float" office:value="1.64646745800659" calcext:value-type="float">
            <text:p>1.64646745800659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26eth</text:p>
          </table:table-cell>
          <table:table-cell office:value-type="string" calcext:value-type="string">
            <text:p><text:s/>acetonitrile</text:p>
          </table:table-cell>
          <table:table-cell office:value-type="float" office:value="-3.84799235181644" calcext:value-type="float">
            <text:p>-3.84799235181644</text:p>
          </table:table-cell>
          <table:table-cell office:value-type="float" office:value="-3.20028680688337" calcext:value-type="float">
            <text:p>-3.20028680688337</text:p>
          </table:table-cell>
          <table:table-cell table:formula="of:=([.C46]-[.D46])/([.$J$1]*LN(10))" office:value-type="float" office:value="-0.471869956682623" calcext:value-type="float">
            <text:p>-0.471869956682623</text:p>
          </table:table-cell>
          <table:table-cell office:value-type="float" office:value="-3.89" calcext:value-type="float">
            <text:p>-3.89</text:p>
          </table:table-cell>
          <table:table-cell office:value-type="float" office:value="-3.15" calcext:value-type="float">
            <text:p>-3.15</text:p>
          </table:table-cell>
          <table:table-cell table:formula="of:=([.F46]-[.G46])/([.$J$1]*LN(10))" office:value-type="float" office:value="-0.539108813683575" calcext:value-type="float">
            <text:p>-0.539108813683575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27pro</text:p>
          </table:table-cell>
          <table:table-cell office:value-type="string" calcext:value-type="string">
            <text:p><text:s/>propanenitrile</text:p>
          </table:table-cell>
          <table:table-cell office:value-type="float" office:value="-3.68785850860421" calcext:value-type="float">
            <text:p>-3.68785850860421</text:p>
          </table:table-cell>
          <table:table-cell office:value-type="float" office:value="-3.84082217973231" calcext:value-type="float">
            <text:p>-3.84082217973231</text:p>
          </table:table-cell>
          <table:table-cell table:formula="of:=([.C47]-[.D47])/([.$J$1]*LN(10))" office:value-type="float" office:value="0.111437923349398" calcext:value-type="float">
            <text:p>0.111437923349398</text:p>
          </table:table-cell>
          <table:table-cell office:value-type="float" office:value="-3.85" calcext:value-type="float">
            <text:p>-3.85</text:p>
          </table:table-cell>
          <table:table-cell office:value-type="float" office:value="-3.66" calcext:value-type="float">
            <text:p>-3.66</text:p>
          </table:table-cell>
          <table:table-cell table:formula="of:=([.F47]-[.G47])/([.$J$1]*LN(10))" office:value-type="float" office:value="-0.138419830540377" calcext:value-type="float">
            <text:p>-0.138419830540377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29ben</text:p>
          </table:table-cell>
          <table:table-cell office:value-type="string" calcext:value-type="string">
            <text:p><text:s/>benzonitrile</text:p>
          </table:table-cell>
          <table:table-cell office:value-type="float" office:value="-4.33556405353729" calcext:value-type="float">
            <text:p>-4.33556405353729</text:p>
          </table:table-cell>
          <table:table-cell office:value-type="float" office:value="-6.60611854684512" calcext:value-type="float">
            <text:p>-6.60611854684512</text:p>
          </table:table-cell>
          <table:table-cell table:formula="of:=([.C48]-[.D48])/([.$J$1]*LN(10))" office:value-type="float" office:value="1.6541566747177" calcext:value-type="float">
            <text:p>1.6541566747177</text:p>
          </table:table-cell>
          <table:table-cell office:value-type="float" office:value="-4.1" calcext:value-type="float">
            <text:p>-4.1</text:p>
          </table:table-cell>
          <table:table-cell office:value-type="float" office:value="-6.09" calcext:value-type="float">
            <text:p>-6.09</text:p>
          </table:table-cell>
          <table:table-cell table:formula="of:=([.F48]-[.G48])/([.$J$1]*LN(10))" office:value-type="float" office:value="1.44976559355448" calcext:value-type="float">
            <text:p>1.44976559355448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31nit</text:p>
          </table:table-cell>
          <table:table-cell office:value-type="string" calcext:value-type="string">
            <text:p><text:s/>1-nitropropane</text:p>
          </table:table-cell>
          <table:table-cell office:value-type="float" office:value="-4.45028680688337" calcext:value-type="float">
            <text:p>-4.45028680688337</text:p>
          </table:table-cell>
          <table:table-cell office:value-type="float" office:value="-5.08843212237094" calcext:value-type="float">
            <text:p>-5.08843212237094</text:p>
          </table:table-cell>
          <table:table-cell table:formula="of:=([.C49]-[.D49])/([.$J$1]*LN(10))" office:value-type="float" office:value="0.46490508647329" calcext:value-type="float">
            <text:p>0.46490508647329</text:p>
          </table:table-cell>
          <table:table-cell office:value-type="float" office:value="-3.34" calcext:value-type="float">
            <text:p>-3.34</text:p>
          </table:table-cell>
          <table:table-cell office:value-type="float" office:value="-4.44" calcext:value-type="float">
            <text:p>-4.44</text:p>
          </table:table-cell>
          <table:table-cell table:formula="of:=([.F49]-[.G49])/([.$J$1]*LN(10))" office:value-type="float" office:value="0.801377966286395" calcext:value-type="float">
            <text:p>0.801377966286395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32nit</text:p>
          </table:table-cell>
          <table:table-cell office:value-type="string" calcext:value-type="string">
            <text:p><text:s/>2-nitropropane</text:p>
          </table:table-cell>
          <table:table-cell office:value-type="float" office:value="-3.91969407265774" calcext:value-type="float">
            <text:p>-3.91969407265774</text:p>
          </table:table-cell>
          <table:table-cell office:value-type="float" office:value="-4.65822179732314" calcext:value-type="float">
            <text:p>-4.65822179732314</text:p>
          </table:table-cell>
          <table:table-cell table:formula="of:=([.C50]-[.D50])/([.$J$1]*LN(10))" office:value-type="float" office:value="0.538036223671343" calcext:value-type="float">
            <text:p>0.538036223671343</text:p>
          </table:table-cell>
          <table:table-cell office:value-type="float" office:value="-3.14" calcext:value-type="float">
            <text:p>-3.14</text:p>
          </table:table-cell>
          <table:table-cell office:value-type="float" office:value="-4.23" calcext:value-type="float">
            <text:p>-4.23</text:p>
          </table:table-cell>
          <table:table-cell table:formula="of:=([.F50]-[.G50])/([.$J$1]*LN(10))" office:value-type="float" office:value="0.794092712047428" calcext:value-type="float">
            <text:p>0.794092712047428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33nit</text:p>
          </table:table-cell>
          <table:table-cell office:value-type="string" calcext:value-type="string">
            <text:p><text:s/>1-nitrobutane</text:p>
          </table:table-cell>
          <table:table-cell office:value-type="float" office:value="-4.27820267686424" calcext:value-type="float">
            <text:p>-4.27820267686424</text:p>
          </table:table-cell>
          <table:table-cell office:value-type="float" office:value="-5.7791586998088" calcext:value-type="float">
            <text:p>-5.7791586998088</text:p>
          </table:table-cell>
          <table:table-cell table:formula="of:=([.C51]-[.D51])/([.$J$1]*LN(10))" office:value-type="float" office:value="1.09348462286602" calcext:value-type="float">
            <text:p>1.09348462286602</text:p>
          </table:table-cell>
          <table:table-cell office:value-type="float" office:value="-3.08" calcext:value-type="float">
            <text:p>-3.08</text:p>
          </table:table-cell>
          <table:table-cell office:value-type="float" office:value="-5.11" calcext:value-type="float">
            <text:p>-5.11</text:p>
          </table:table-cell>
          <table:table-cell table:formula="of:=([.F51]-[.G51])/([.$J$1]*LN(10))" office:value-type="float" office:value="1.47890661051035" calcext:value-type="float">
            <text:p>1.47890661051035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34nit</text:p>
          </table:table-cell>
          <table:table-cell office:value-type="string" calcext:value-type="string">
            <text:p><text:s/>nitrobenzene</text:p>
          </table:table-cell>
          <table:table-cell office:value-type="float" office:value="-4.51720841300191" calcext:value-type="float">
            <text:p>-4.51720841300191</text:p>
          </table:table-cell>
          <table:table-cell office:value-type="float" office:value="-7.05783938814532" calcext:value-type="float">
            <text:p>-7.05783938814532</text:p>
          </table:table-cell>
          <table:table-cell table:formula="of:=([.C52]-[.D52])/([.$J$1]*LN(10))" office:value-type="float" office:value="1.8509142581315" calcext:value-type="float">
            <text:p>1.8509142581315</text:p>
          </table:table-cell>
          <table:table-cell office:value-type="float" office:value="-4.12" calcext:value-type="float">
            <text:p>-4.12</text:p>
          </table:table-cell>
          <table:table-cell office:value-type="float" office:value="-6.63" calcext:value-type="float">
            <text:p>-6.63</text:p>
          </table:table-cell>
          <table:table-cell table:formula="of:=([.F52]-[.G52])/([.$J$1]*LN(10))" office:value-type="float" office:value="1.82859881398077" calcext:value-type="float">
            <text:p>1.82859881398077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46met</text:p>
          </table:table-cell>
          <table:table-cell office:value-type="string" calcext:value-type="string">
            <text:p><text:s/>2-methoxyethanol</text:p>
          </table:table-cell>
          <table:table-cell office:value-type="float" office:value="-4.76099426386233" calcext:value-type="float">
            <text:p>-4.76099426386233</text:p>
          </table:table-cell>
          <table:table-cell office:value-type="float" office:value="-4.03441682600382" calcext:value-type="float">
            <text:p>-4.03441682600382</text:p>
          </table:table-cell>
          <table:table-cell table:formula="of:=([.C53]-[.D53])/([.$J$1]*LN(10))" office:value-type="float" office:value="-0.529330135909666" calcext:value-type="float">
            <text:p>-0.529330135909666</text:p>
          </table:table-cell>
          <table:table-cell office:value-type="float" office:value="-6.77" calcext:value-type="float">
            <text:p>-6.77</text:p>
          </table:table-cell>
          <table:table-cell office:value-type="float" office:value="-5.83" calcext:value-type="float">
            <text:p>-5.83</text:p>
          </table:table-cell>
          <table:table-cell table:formula="of:=([.F53]-[.G53])/([.$J$1]*LN(10))" office:value-type="float" office:value="-0.684813898462919" calcext:value-type="float">
            <text:p>-0.684813898462919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49mor</text:p>
          </table:table-cell>
          <table:table-cell office:value-type="string" calcext:value-type="string">
            <text:p><text:s/>morpholine</text:p>
          </table:table-cell>
          <table:table-cell office:value-type="float" office:value="-5.25812619502868" calcext:value-type="float">
            <text:p>-5.25812619502868</text:p>
          </table:table-cell>
          <table:table-cell office:value-type="float" office:value="-5.9225621414914" calcext:value-type="float">
            <text:p>-5.9225621414914</text:p>
          </table:table-cell>
          <table:table-cell table:formula="of:=([.C54]-[.D54])/([.$J$1]*LN(10))" office:value-type="float" office:value="0.484058479548973" calcext:value-type="float">
            <text:p>0.484058479548973</text:p>
          </table:table-cell>
          <table:table-cell office:value-type="float" office:value="-7.17" calcext:value-type="float">
            <text:p>-7.17</text:p>
          </table:table-cell>
          <table:table-cell office:value-type="float" office:value="-5.99" calcext:value-type="float">
            <text:p>-5.99</text:p>
          </table:table-cell>
          <table:table-cell table:formula="of:=([.F54]-[.G54])/([.$J$1]*LN(10))" office:value-type="float" office:value="-0.859660000198133" calcext:value-type="float">
            <text:p>-0.859660000198133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61dic</text:p>
          </table:table-cell>
          <table:table-cell office:value-type="string" calcext:value-type="string">
            <text:p><text:s/>dichloromethane</text:p>
          </table:table-cell>
          <table:table-cell office:value-type="float" office:value="-0.203154875717017" calcext:value-type="float">
            <text:p>-0.203154875717017</text:p>
          </table:table-cell>
          <table:table-cell office:value-type="float" office:value="-2.81070745697897" calcext:value-type="float">
            <text:p>-2.81070745697897</text:p>
          </table:table-cell>
          <table:table-cell table:formula="of:=([.C55]-[.D55])/([.$J$1]*LN(10))" office:value-type="float" office:value="1.89966834959686" calcext:value-type="float">
            <text:p>1.89966834959686</text:p>
          </table:table-cell>
          <table:table-cell office:value-type="float" office:value="-1.36" calcext:value-type="float">
            <text:p>-1.36</text:p>
          </table:table-cell>
          <table:table-cell office:value-type="float" office:value="-3.07" calcext:value-type="float">
            <text:p>-3.07</text:p>
          </table:table-cell>
          <table:table-cell table:formula="of:=([.F55]-[.G55])/([.$J$1]*LN(10))" office:value-type="float" office:value="1.2457784748634" calcext:value-type="float">
            <text:p>1.2457784748634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62tri</text:p>
          </table:table-cell>
          <table:table-cell office:value-type="string" calcext:value-type="string">
            <text:p><text:s/>chloroform</text:p>
          </table:table-cell>
          <table:table-cell office:value-type="float" office:value="0.353728489483748" calcext:value-type="float">
            <text:p>0.353728489483748</text:p>
          </table:table-cell>
          <table:table-cell office:value-type="float" office:value="-3.63049713193117" calcext:value-type="float">
            <text:p>-3.63049713193117</text:p>
          </table:table-cell>
          <table:table-cell table:formula="of:=([.C56]-[.D56])/([.$J$1]*LN(10))" office:value-type="float" office:value="2.90260965974149" calcext:value-type="float">
            <text:p>2.90260965974149</text:p>
          </table:table-cell>
          <table:table-cell office:value-type="float" office:value="-1.07" calcext:value-type="float">
            <text:p>-1.07</text:p>
          </table:table-cell>
          <table:table-cell office:value-type="float" office:value="-3.81" calcext:value-type="float">
            <text:p>-3.81</text:p>
          </table:table-cell>
          <table:table-cell table:formula="of:=([.F56]-[.G56])/([.$J$1]*LN(10))" office:value-type="float" office:value="1.99615966147702" calcext:value-type="float">
            <text:p>1.99615966147702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63chl</text:p>
          </table:table-cell>
          <table:table-cell office:value-type="string" calcext:value-type="string">
            <text:p><text:s/>chloroethane</text:p>
          </table:table-cell>
          <table:table-cell office:value-type="float" office:value="0.246175908221797" calcext:value-type="float">
            <text:p>0.246175908221797</text:p>
          </table:table-cell>
          <table:table-cell office:value-type="float" office:value="-2.08652007648184" calcext:value-type="float">
            <text:p>-2.08652007648184</text:p>
          </table:table-cell>
          <table:table-cell table:formula="of:=([.C57]-[.D57])/([.$J$1]*LN(10))" office:value-type="float" office:value="1.6994283310784" calcext:value-type="float">
            <text:p>1.6994283310784</text:p>
          </table:table-cell>
          <table:table-cell office:value-type="float" office:value="-0.63" calcext:value-type="float">
            <text:p>-0.63</text:p>
          </table:table-cell>
          <table:table-cell office:value-type="float" office:value="-2.58" calcext:value-type="float">
            <text:p>-2.58</text:p>
          </table:table-cell>
          <table:table-cell table:formula="of:=([.F57]-[.G57])/([.$J$1]*LN(10))" office:value-type="float" office:value="1.42062457659861" calcext:value-type="float">
            <text:p>1.4206245765986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65tri</text:p>
          </table:table-cell>
          <table:table-cell office:value-type="string" calcext:value-type="string">
            <text:p><text:s/>1,1,1-trichloroethane</text:p>
          </table:table-cell>
          <table:table-cell office:value-type="float" office:value="0.776768642447419" calcext:value-type="float">
            <text:p>0.776768642447419</text:p>
          </table:table-cell>
          <table:table-cell office:value-type="float" office:value="-3.97705544933078" calcext:value-type="float">
            <text:p>-3.97705544933078</text:p>
          </table:table-cell>
          <table:table-cell table:formula="of:=([.C58]-[.D58])/([.$J$1]*LN(10))" office:value-type="float" office:value="3.46328171159316" calcext:value-type="float">
            <text:p>3.46328171159316</text:p>
          </table:table-cell>
          <table:table-cell office:value-type="float" office:value="-0.25" calcext:value-type="float">
            <text:p>-0.25</text:p>
          </table:table-cell>
          <table:table-cell office:value-type="float" office:value="-3.69" calcext:value-type="float">
            <text:p>-3.69</text:p>
          </table:table-cell>
          <table:table-cell table:formula="of:=([.F58]-[.G58])/([.$J$1]*LN(10))" office:value-type="float" office:value="2.50612745820473" calcext:value-type="float">
            <text:p>2.50612745820473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66tri</text:p>
          </table:table-cell>
          <table:table-cell office:value-type="string" calcext:value-type="string">
            <text:p><text:s/>1,1,2-trichloroethane</text:p>
          </table:table-cell>
          <table:table-cell office:value-type="float" office:value="-0.599904397705545" calcext:value-type="float">
            <text:p>-0.599904397705545</text:p>
          </table:table-cell>
          <table:table-cell office:value-type="float" office:value="-4.61759082217973" calcext:value-type="float">
            <text:p>-4.61759082217973</text:p>
          </table:table-cell>
          <table:table-cell table:formula="of:=([.C59]-[.D59])/([.$J$1]*LN(10))" office:value-type="float" office:value="2.92698670547416" calcext:value-type="float">
            <text:p>2.92698670547416</text:p>
          </table:table-cell>
          <table:table-cell office:value-type="float" office:value="-1.95" calcext:value-type="float">
            <text:p>-1.95</text:p>
          </table:table-cell>
          <table:table-cell office:value-type="float" office:value="-4.53" calcext:value-type="float">
            <text:p>-4.53</text:p>
          </table:table-cell>
          <table:table-cell table:formula="of:=([.F59]-[.G59])/([.$J$1]*LN(10))" office:value-type="float" office:value="1.87959559365354" calcext:value-type="float">
            <text:p>1.87959559365354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67chla</text:p>
          </table:table-cell>
          <table:table-cell office:value-type="string" calcext:value-type="string">
            <text:p><text:s/>1-chloropropane</text:p>
          </table:table-cell>
          <table:table-cell office:value-type="float" office:value="0.131453154875717" calcext:value-type="float">
            <text:p>0.131453154875717</text:p>
          </table:table-cell>
          <table:table-cell office:value-type="float" office:value="-2.83460803059273" calcext:value-type="float">
            <text:p>-2.83460803059273</text:p>
          </table:table-cell>
          <table:table-cell table:formula="of:=([.C60]-[.D60])/([.$J$1]*LN(10))" office:value-type="float" office:value="2.16085098244702" calcext:value-type="float">
            <text:p>2.16085098244702</text:p>
          </table:table-cell>
          <table:table-cell office:value-type="float" office:value="-0.27" calcext:value-type="float">
            <text:p>-0.27</text:p>
          </table:table-cell>
          <table:table-cell office:value-type="float" office:value="-3.06" calcext:value-type="float">
            <text:p>-3.06</text:p>
          </table:table-cell>
          <table:table-cell table:formula="of:=([.F60]-[.G60])/([.$J$1]*LN(10))" office:value-type="float" office:value="2.03258593267186" calcext:value-type="float">
            <text:p>2.0325859326718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68chl</text:p>
          </table:table-cell>
          <table:table-cell office:value-type="string" calcext:value-type="string">
            <text:p><text:s/>2-chloropropane</text:p>
          </table:table-cell>
          <table:table-cell office:value-type="float" office:value="0.193594646271511" calcext:value-type="float">
            <text:p>0.193594646271511</text:p>
          </table:table-cell>
          <table:table-cell office:value-type="float" office:value="-2.73183556405354" calcext:value-type="float">
            <text:p>-2.73183556405354</text:p>
          </table:table-cell>
          <table:table-cell table:formula="of:=([.C61]-[.D61])/([.$J$1]*LN(10))" office:value-type="float" office:value="2.13125028405734" calcext:value-type="float">
            <text:p>2.13125028405734</text:p>
          </table:table-cell>
          <table:table-cell office:value-type="float" office:value="-0.25" calcext:value-type="float">
            <text:p>-0.25</text:p>
          </table:table-cell>
          <table:table-cell office:value-type="float" office:value="-2.84" calcext:value-type="float">
            <text:p>-2.84</text:p>
          </table:table-cell>
          <table:table-cell table:formula="of:=([.F61]-[.G61])/([.$J$1]*LN(10))" office:value-type="float" office:value="1.88688084789251" calcext:value-type="float">
            <text:p>1.8868808478925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74chl</text:p>
          </table:table-cell>
          <table:table-cell office:value-type="string" calcext:value-type="string">
            <text:p><text:s/>chlorobenzene</text:p>
          </table:table-cell>
          <table:table-cell office:value-type="float" office:value="-0.468451242829828" calcext:value-type="float">
            <text:p>-0.468451242829828</text:p>
          </table:table-cell>
          <table:table-cell office:value-type="float" office:value="-4.73948374760994" calcext:value-type="float">
            <text:p>-4.73948374760994</text:p>
          </table:table-cell>
          <table:table-cell table:formula="of:=([.C62]-[.D62])/([.$J$1]*LN(10))" office:value-type="float" office:value="3.11155576602161" calcext:value-type="float">
            <text:p>3.11155576602161</text:p>
          </table:table-cell>
          <table:table-cell office:value-type="float" office:value="-1.12" calcext:value-type="float">
            <text:p>-1.12</text:p>
          </table:table-cell>
          <table:table-cell office:value-type="float" office:value="-5" calcext:value-type="float">
            <text:p>-5</text:p>
          </table:table-cell>
          <table:table-cell table:formula="of:=([.F62]-[.G62])/([.$J$1]*LN(10))" office:value-type="float" office:value="2.82667864471928" calcext:value-type="float">
            <text:p>2.82667864471928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75odi</text:p>
          </table:table-cell>
          <table:table-cell office:value-type="string" calcext:value-type="string">
            <text:p><text:s/>1,2-dichlorobenzene</text:p>
          </table:table-cell>
          <table:table-cell office:value-type="float" office:value="-0.432600382409178" calcext:value-type="float">
            <text:p>-0.432600382409178</text:p>
          </table:table-cell>
          <table:table-cell office:value-type="float" office:value="-6.11137667304015" calcext:value-type="float">
            <text:p>-6.11137667304015</text:p>
          </table:table-cell>
          <table:table-cell table:formula="of:=([.C63]-[.D63])/([.$J$1]*LN(10))" office:value-type="float" office:value="4.13713290434659" calcext:value-type="float">
            <text:p>4.13713290434659</text:p>
          </table:table-cell>
          <table:table-cell office:value-type="float" office:value="-1.36" calcext:value-type="float">
            <text:p>-1.36</text:p>
          </table:table-cell>
          <table:table-cell office:value-type="float" office:value="-6.01" calcext:value-type="float">
            <text:p>-6.01</text:p>
          </table:table-cell>
          <table:table-cell table:formula="of:=([.F63]-[.G63])/([.$J$1]*LN(10))" office:value-type="float" office:value="3.38764322111976" calcext:value-type="float">
            <text:p>3.3876432211197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76pdi</text:p>
          </table:table-cell>
          <table:table-cell office:value-type="string" calcext:value-type="string">
            <text:p><text:s/>1,4-dichlorobenzene</text:p>
          </table:table-cell>
          <table:table-cell office:value-type="float" office:value="-0.195984703632887" calcext:value-type="float">
            <text:p>-0.195984703632887</text:p>
          </table:table-cell>
          <table:table-cell office:value-type="float" office:value="-5.83652007648184" calcext:value-type="float">
            <text:p>-5.83652007648184</text:p>
          </table:table-cell>
          <table:table-cell table:formula="of:=([.C64]-[.D64])/([.$J$1]*LN(10))" office:value-type="float" office:value="4.10927342350924" calcext:value-type="float">
            <text:p>4.10927342350924</text:p>
          </table:table-cell>
          <table:table-cell office:value-type="float" office:value="-1.01" calcext:value-type="float">
            <text:p>-1.01</text:p>
          </table:table-cell>
          <table:table-cell office:value-type="float" office:value="-5.67" calcext:value-type="float">
            <text:p>-5.67</text:p>
          </table:table-cell>
          <table:table-cell table:formula="of:=([.F64]-[.G64])/([.$J$1]*LN(10))" office:value-type="float" office:value="3.39492847535873" calcext:value-type="float">
            <text:p>3.39492847535873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77bro</text:p>
          </table:table-cell>
          <table:table-cell office:value-type="string" calcext:value-type="string">
            <text:p><text:s/>bromomethane</text:p>
          </table:table-cell>
          <table:table-cell office:value-type="float" office:value="0.0119502868068834" calcext:value-type="float">
            <text:p>0.0119502868068834</text:p>
          </table:table-cell>
          <table:table-cell office:value-type="float" office:value="-2.02437858508604" calcext:value-type="float">
            <text:p>-2.02437858508604</text:p>
          </table:table-cell>
          <table:table-cell table:formula="of:=([.C65]-[.D65])/([.$J$1]*LN(10))" office:value-type="float" office:value="1.48351735458893" calcext:value-type="float">
            <text:p>1.48351735458893</text:p>
          </table:table-cell>
          <table:table-cell office:value-type="float" office:value="-0.82" calcext:value-type="float">
            <text:p>-0.82</text:p>
          </table:table-cell>
          <table:table-cell office:value-type="float" office:value="-2.43" calcext:value-type="float">
            <text:p>-2.43</text:p>
          </table:table-cell>
          <table:table-cell table:formula="of:=([.F65]-[.G65])/([.$J$1]*LN(10))" office:value-type="float" office:value="1.17292593247372" calcext:value-type="float">
            <text:p>1.17292593247372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78dib</text:p>
          </table:table-cell>
          <table:table-cell office:value-type="string" calcext:value-type="string">
            <text:p><text:s/>dibromomethane</text:p>
          </table:table-cell>
          <table:table-cell office:value-type="float" office:value="-0.652485659655832" calcext:value-type="float">
            <text:p>-0.652485659655832</text:p>
          </table:table-cell>
          <table:table-cell office:value-type="float" office:value="-4.05592734225621" calcext:value-type="float">
            <text:p>-4.05592734225621</text:p>
          </table:table-cell>
          <table:table-cell table:formula="of:=([.C66]-[.D66])/([.$J$1]*LN(10))" office:value-type="float" office:value="2.47949379452422" calcext:value-type="float">
            <text:p>2.47949379452422</text:p>
          </table:table-cell>
          <table:table-cell office:value-type="float" office:value="-2.11" calcext:value-type="float">
            <text:p>-2.11</text:p>
          </table:table-cell>
          <table:table-cell office:value-type="float" office:value="-4.18" calcext:value-type="float">
            <text:p>-4.18</text:p>
          </table:table-cell>
          <table:table-cell table:formula="of:=([.F66]-[.G66])/([.$J$1]*LN(10))" office:value-type="float" office:value="1.50804762746622" calcext:value-type="float">
            <text:p>1.50804762746622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79tri</text:p>
          </table:table-cell>
          <table:table-cell office:value-type="string" calcext:value-type="string">
            <text:p><text:s/>bromoform</text:p>
          </table:table-cell>
          <table:table-cell office:value-type="float" office:value="-0.745697896749522" calcext:value-type="float">
            <text:p>-0.745697896749522</text:p>
          </table:table-cell>
          <table:table-cell office:value-type="float" office:value="-5.4923518164436" calcext:value-type="float">
            <text:p>-5.4923518164436</text:p>
          </table:table-cell>
          <table:table-cell table:formula="of:=([.C67]-[.D67])/([.$J$1]*LN(10))" office:value-type="float" office:value="3.45805805893617" calcext:value-type="float">
            <text:p>3.45805805893617</text:p>
          </table:table-cell>
          <table:table-cell office:value-type="float" office:value="-1.98" calcext:value-type="float">
            <text:p>-1.98</text:p>
          </table:table-cell>
          <table:table-cell office:value-type="float" office:value="-5.62" calcext:value-type="float">
            <text:p>-5.62</text:p>
          </table:table-cell>
          <table:table-cell table:formula="of:=([.F67]-[.G67])/([.$J$1]*LN(10))" office:value-type="float" office:value="2.65183254298407" calcext:value-type="float">
            <text:p>2.65183254298407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80bro</text:p>
          </table:table-cell>
          <table:table-cell office:value-type="string" calcext:value-type="string">
            <text:p><text:s/>bromoethane</text:p>
          </table:table-cell>
          <table:table-cell office:value-type="float" office:value="0.119502868068834" calcext:value-type="float">
            <text:p>0.119502868068834</text:p>
          </table:table-cell>
          <table:table-cell office:value-type="float" office:value="-2.73661567877629" calcext:value-type="float">
            <text:p>-2.73661567877629</text:p>
          </table:table-cell>
          <table:table-cell table:formula="of:=([.C68]-[.D68])/([.$J$1]*LN(10))" office:value-type="float" office:value="2.08075497503964" calcext:value-type="float">
            <text:p>2.08075497503964</text:p>
          </table:table-cell>
          <table:table-cell office:value-type="float" office:value="-0.7" calcext:value-type="float">
            <text:p>-0.7</text:p>
          </table:table-cell>
          <table:table-cell office:value-type="float" office:value="-2.9" calcext:value-type="float">
            <text:p>-2.9</text:p>
          </table:table-cell>
          <table:table-cell table:formula="of:=([.F68]-[.G68])/([.$J$1]*LN(10))" office:value-type="float" office:value="1.60275593257279" calcext:value-type="float">
            <text:p>1.60275593257279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82bro</text:p>
          </table:table-cell>
          <table:table-cell office:value-type="string" calcext:value-type="string">
            <text:p><text:s/>1-bromopropane</text:p>
          </table:table-cell>
          <table:table-cell office:value-type="float" office:value="0.0645315487571702" calcext:value-type="float">
            <text:p>0.0645315487571702</text:p>
          </table:table-cell>
          <table:table-cell office:value-type="float" office:value="-3.66156787762906" calcext:value-type="float">
            <text:p>-3.66156787762906</text:p>
          </table:table-cell>
          <table:table-cell table:formula="of:=([.C69]-[.D69])/([.$J$1]*LN(10))" office:value-type="float" office:value="2.71455816408936" calcext:value-type="float">
            <text:p>2.71455816408936</text:p>
          </table:table-cell>
          <table:table-cell office:value-type="float" office:value="-0.56" calcext:value-type="float">
            <text:p>-0.56</text:p>
          </table:table-cell>
          <table:table-cell office:value-type="float" office:value="-3.42" calcext:value-type="float">
            <text:p>-3.42</text:p>
          </table:table-cell>
          <table:table-cell table:formula="of:=([.F69]-[.G69])/([.$J$1]*LN(10))" office:value-type="float" office:value="2.08358271234463" calcext:value-type="float">
            <text:p>2.08358271234463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83bro</text:p>
          </table:table-cell>
          <table:table-cell office:value-type="string" calcext:value-type="string">
            <text:p><text:s/>2-bromopropane</text:p>
          </table:table-cell>
          <table:table-cell office:value-type="float" office:value="0.169694072657744" calcext:value-type="float">
            <text:p>0.169694072657744</text:p>
          </table:table-cell>
          <table:table-cell office:value-type="float" office:value="-3.53011472275335" calcext:value-type="float">
            <text:p>-3.53011472275335</text:p>
          </table:table-cell>
          <table:table-cell table:formula="of:=([.C70]-[.D70])/([.$J$1]*LN(10))" office:value-type="float" office:value="2.69540477101369" calcext:value-type="float">
            <text:p>2.69540477101369</text:p>
          </table:table-cell>
          <table:table-cell office:value-type="float" office:value="-0.48" calcext:value-type="float">
            <text:p>-0.48</text:p>
          </table:table-cell>
          <table:table-cell office:value-type="float" office:value="-3.4" calcext:value-type="float">
            <text:p>-3.4</text:p>
          </table:table-cell>
          <table:table-cell table:formula="of:=([.F70]-[.G70])/([.$J$1]*LN(10))" office:value-type="float" office:value="2.12729423777843" calcext:value-type="float">
            <text:p>2.12729423777843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84bro</text:p>
          </table:table-cell>
          <table:table-cell office:value-type="string" calcext:value-type="string">
            <text:p><text:s/>1-bromobutane</text:p>
          </table:table-cell>
          <table:table-cell office:value-type="float" office:value="0.131453154875717" calcext:value-type="float">
            <text:p>0.131453154875717</text:p>
          </table:table-cell>
          <table:table-cell office:value-type="float" office:value="-4.28776290630975" calcext:value-type="float">
            <text:p>-4.28776290630975</text:p>
          </table:table-cell>
          <table:table-cell table:formula="of:=([.C71]-[.D71])/([.$J$1]*LN(10))" office:value-type="float" office:value="3.21951125426635" calcext:value-type="float">
            <text:p>3.21951125426635</text:p>
          </table:table-cell>
          <table:table-cell office:value-type="float" office:value="-0.41" calcext:value-type="float">
            <text:p>-0.41</text:p>
          </table:table-cell>
          <table:table-cell office:value-type="float" office:value="-4.16" calcext:value-type="float">
            <text:p>-4.16</text:p>
          </table:table-cell>
          <table:table-cell table:formula="of:=([.F71]-[.G71])/([.$J$1]*LN(10))" office:value-type="float" office:value="2.73197033961271" calcext:value-type="float">
            <text:p>2.7319703396127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85bro</text:p>
          </table:table-cell>
          <table:table-cell office:value-type="string" calcext:value-type="string">
            <text:p><text:s/>1-bromo-pentane</text:p>
          </table:table-cell>
          <table:table-cell office:value-type="float" office:value="0.325047801147228" calcext:value-type="float">
            <text:p>0.325047801147228</text:p>
          </table:table-cell>
          <table:table-cell office:value-type="float" office:value="-5.16730401529637" calcext:value-type="float">
            <text:p>-5.16730401529637</text:p>
          </table:table-cell>
          <table:table-cell table:formula="of:=([.C72]-[.D72])/([.$J$1]*LN(10))" office:value-type="float" office:value="4.00131793526451" calcext:value-type="float">
            <text:p>4.00131793526451</text:p>
          </table:table-cell>
          <table:table-cell office:value-type="float" office:value="-0.08" calcext:value-type="float">
            <text:p>-0.08</text:p>
          </table:table-cell>
          <table:table-cell office:value-type="float" office:value="-4.68" calcext:value-type="float">
            <text:p>-4.68</text:p>
          </table:table-cell>
          <table:table-cell table:formula="of:=([.F72]-[.G72])/([.$J$1]*LN(10))" office:value-type="float" office:value="3.35121694992492" calcext:value-type="float">
            <text:p>3.35121694992492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186bro</text:p>
          </table:table-cell>
          <table:table-cell office:value-type="string" calcext:value-type="string">
            <text:p><text:s/>bromobenzene</text:p>
          </table:table-cell>
          <table:table-cell office:value-type="float" office:value="-0.803059273422562" calcext:value-type="float">
            <text:p>-0.803059273422562</text:p>
          </table:table-cell>
          <table:table-cell office:value-type="float" office:value="-5.34177820267686" calcext:value-type="float">
            <text:p>-5.34177820267686</text:p>
          </table:table-cell>
          <table:table-cell table:formula="of:=([.C73]-[.D73])/([.$J$1]*LN(10))" office:value-type="float" office:value="3.30657213188307" calcext:value-type="float">
            <text:p>3.30657213188307</text:p>
          </table:table-cell>
          <table:table-cell office:value-type="float" office:value="-1.46" calcext:value-type="float">
            <text:p>-1.46</text:p>
          </table:table-cell>
          <table:table-cell office:value-type="float" office:value="-5.46" calcext:value-type="float">
            <text:p>-5.46</text:p>
          </table:table-cell>
          <table:table-cell table:formula="of:=([.F73]-[.G73])/([.$J$1]*LN(10))" office:value-type="float" office:value="2.91410169558689" calcext:value-type="float">
            <text:p>2.91410169558689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200tet</text:p>
          </table:table-cell>
          <table:table-cell office:value-type="string" calcext:value-type="string">
            <text:p><text:s/>tetrafluoromethane</text:p>
          </table:table-cell>
          <table:table-cell office:value-type="float" office:value="2.10564053537285" calcext:value-type="float">
            <text:p>2.10564053537285</text:p>
          </table:table-cell>
          <table:table-cell office:value-type="float" office:value="-0.602294455066922" calcext:value-type="float">
            <text:p>-0.602294455066922</text:p>
          </table:table-cell>
          <table:table-cell table:formula="of:=([.C74]-[.D74])/([.$J$1]*LN(10))" office:value-type="float" office:value="1.9727994867949" calcext:value-type="float">
            <text:p>1.9727994867949</text:p>
          </table:table-cell>
          <table:table-cell office:value-type="float" office:value="3.16" calcext:value-type="float">
            <text:p>3.16</text:p>
          </table:table-cell>
          <table:table-cell office:value-type="float" office:value="1.5" calcext:value-type="float">
            <text:p>1.5</text:p>
          </table:table-cell>
          <table:table-cell table:formula="of:=([.F74]-[.G74])/([.$J$1]*LN(10))" office:value-type="float" office:value="1.20935220366856" calcext:value-type="float">
            <text:p>1.2093522036685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207tri</text:p>
          </table:table-cell>
          <table:table-cell office:value-type="string" calcext:value-type="string">
            <text:p><text:s/>2,2,2-trifluoroethanol</text:p>
          </table:table-cell>
          <table:table-cell office:value-type="float" office:value="-3.30783938814532" calcext:value-type="float">
            <text:p>-3.30783938814532</text:p>
          </table:table-cell>
          <table:table-cell office:value-type="float" office:value="-4.64866156787763" calcext:value-type="float">
            <text:p>-4.64866156787763</text:p>
          </table:table-cell>
          <table:table-cell table:formula="of:=([.C75]-[.D75])/([.$J$1]*LN(10))" office:value-type="float" office:value="0.976823046859609" calcext:value-type="float">
            <text:p>0.976823046859609</text:p>
          </table:table-cell>
          <table:table-cell office:value-type="float" office:value="-4.31" calcext:value-type="float">
            <text:p>-4.31</text:p>
          </table:table-cell>
          <table:table-cell office:value-type="float" office:value="-4.81" calcext:value-type="float">
            <text:p>-4.81</text:p>
          </table:table-cell>
          <table:table-cell table:formula="of:=([.F75]-[.G75])/([.$J$1]*LN(10))" office:value-type="float" office:value="0.364262711948361" calcext:value-type="float">
            <text:p>0.36426271194836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211tri</text:p>
          </table:table-cell>
          <table:table-cell office:value-type="string" calcext:value-type="string">
            <text:p><text:s/>1,1,1-trifluoropropan-2-ol</text:p>
          </table:table-cell>
          <table:table-cell office:value-type="float" office:value="-3.3914913957935" calcext:value-type="float">
            <text:p>-3.3914913957935</text:p>
          </table:table-cell>
          <table:table-cell office:value-type="float" office:value="-4.96653919694073" calcext:value-type="float">
            <text:p>-4.96653919694073</text:p>
          </table:table-cell>
          <table:table-cell table:formula="of:=([.C76]-[.D76])/([.$J$1]*LN(10))" office:value-type="float" office:value="1.14746236698839" calcext:value-type="float">
            <text:p>1.14746236698839</text:p>
          </table:table-cell>
          <table:table-cell office:value-type="float" office:value="-4.16" calcext:value-type="float">
            <text:p>-4.16</text:p>
          </table:table-cell>
          <table:table-cell office:value-type="float" office:value="-5.12" calcext:value-type="float">
            <text:p>-5.12</text:p>
          </table:table-cell>
          <table:table-cell table:formula="of:=([.F76]-[.G76])/([.$J$1]*LN(10))" office:value-type="float" office:value="0.699384406940854" calcext:value-type="float">
            <text:p>0.699384406940854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220tri</text:p>
          </table:table-cell>
          <table:table-cell office:value-type="string" calcext:value-type="string">
            <text:p><text:s/>trimethyl phosphate</text:p>
          </table:table-cell>
          <table:table-cell office:value-type="float" office:value="-7.74139579349904" calcext:value-type="float">
            <text:p>-7.74139579349904</text:p>
          </table:table-cell>
          <table:table-cell office:value-type="float" office:value="-8.4631931166348" calcext:value-type="float">
            <text:p>-8.4631931166348</text:p>
          </table:table-cell>
          <table:table-cell table:formula="of:=([.C77]-[.D77])/([.$J$1]*LN(10))" office:value-type="float" office:value="0.525847700805" calcext:value-type="float">
            <text:p>0.525847700805</text:p>
          </table:table-cell>
          <table:table-cell office:value-type="float" office:value="-8.7" calcext:value-type="float">
            <text:p>-8.7</text:p>
          </table:table-cell>
          <table:table-cell office:value-type="float" office:value="-7.81" calcext:value-type="float">
            <text:p>-7.81</text:p>
          </table:table-cell>
          <table:table-cell table:formula="of:=([.F77]-[.G77])/([.$J$1]*LN(10))" office:value-type="float" office:value="-0.648387627268083" calcext:value-type="float">
            <text:p>-0.648387627268083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221tri</text:p>
          </table:table-cell>
          <table:table-cell office:value-type="string" calcext:value-type="string">
            <text:p><text:s/>triethylphosphate</text:p>
          </table:table-cell>
          <table:table-cell office:value-type="float" office:value="-7.2131931166348" calcext:value-type="float">
            <text:p>-7.2131931166348</text:p>
          </table:table-cell>
          <table:table-cell office:value-type="float" office:value="-9.88288718929254" calcext:value-type="float">
            <text:p>-9.88288718929254</text:p>
          </table:table-cell>
          <table:table-cell table:formula="of:=([.C78]-[.D78])/([.$J$1]*LN(10))" office:value-type="float" office:value="1.94494000595755" calcext:value-type="float">
            <text:p>1.94494000595755</text:p>
          </table:table-cell>
          <table:table-cell office:value-type="float" office:value="-7.8" calcext:value-type="float">
            <text:p>-7.8</text:p>
          </table:table-cell>
          <table:table-cell office:value-type="float" office:value="-8.88" calcext:value-type="float">
            <text:p>-8.88</text:p>
          </table:table-cell>
          <table:table-cell table:formula="of:=([.F78]-[.G78])/([.$J$1]*LN(10))" office:value-type="float" office:value="0.786807457808461" calcext:value-type="float">
            <text:p>0.78680745780846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225pipa</text:p>
          </table:table-cell>
          <table:table-cell office:value-type="string" calcext:value-type="string">
            <text:p><text:s/>piperidine</text:p>
          </table:table-cell>
          <table:table-cell office:value-type="float" office:value="-2.73183556405354" calcext:value-type="float">
            <text:p>-2.73183556405354</text:p>
          </table:table-cell>
          <table:table-cell office:value-type="float" office:value="-5.42782026768643" calcext:value-type="float">
            <text:p>-5.42782026768643</text:p>
          </table:table-cell>
          <table:table-cell table:formula="of:=([.C79]-[.D79])/([.$J$1]*LN(10))" office:value-type="float" office:value="1.96409339903323" calcext:value-type="float">
            <text:p>1.96409339903323</text:p>
          </table:table-cell>
          <table:table-cell office:value-type="float" office:value="-5.11" calcext:value-type="float">
            <text:p>-5.11</text:p>
          </table:table-cell>
          <table:table-cell office:value-type="float" office:value="-6.27" calcext:value-type="float">
            <text:p>-6.27</text:p>
          </table:table-cell>
          <table:table-cell table:formula="of:=([.F79]-[.G79])/([.$J$1]*LN(10))" office:value-type="float" office:value="0.845089491720198" calcext:value-type="float">
            <text:p>0.845089491720198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230eth</text:p>
          </table:table-cell>
          <table:table-cell office:value-type="string" calcext:value-type="string">
            <text:p><text:s/>2-ethylpyrazine</text:p>
          </table:table-cell>
          <table:table-cell office:value-type="float" office:value="-1.98852772466539" calcext:value-type="float">
            <text:p>-1.98852772466539</text:p>
          </table:table-cell>
          <table:table-cell office:value-type="float" office:value="-5.37284894837476" calcext:value-type="float">
            <text:p>-5.37284894837476</text:p>
          </table:table-cell>
          <table:table-cell table:formula="of:=([.C80]-[.D80])/([.$J$1]*LN(10))" office:value-type="float" office:value="2.46556405410554" calcext:value-type="float">
            <text:p>2.46556405410554</text:p>
          </table:table-cell>
          <table:table-cell office:value-type="float" office:value="-5.51" calcext:value-type="float">
            <text:p>-5.51</text:p>
          </table:table-cell>
          <table:table-cell office:value-type="float" office:value="-6.4" calcext:value-type="float">
            <text:p>-6.4</text:p>
          </table:table-cell>
          <table:table-cell table:formula="of:=([.F80]-[.G80])/([.$J$1]*LN(10))" office:value-type="float" office:value="0.648387627268084" calcext:value-type="float">
            <text:p>0.648387627268084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240met</text:p>
          </table:table-cell>
          <table:table-cell office:value-type="string" calcext:value-type="string">
            <text:p><text:s/>methyl benzoate</text:p>
          </table:table-cell>
          <table:table-cell office:value-type="float" office:value="-3.55879541108987" calcext:value-type="float">
            <text:p>-3.55879541108987</text:p>
          </table:table-cell>
          <table:table-cell office:value-type="float" office:value="-6.9574569789675" calcext:value-type="float">
            <text:p>-6.9574569789675</text:p>
          </table:table-cell>
          <table:table-cell table:formula="of:=([.C81]-[.D81])/([.$J$1]*LN(10))" office:value-type="float" office:value="2.47601135941955" calcext:value-type="float">
            <text:p>2.47601135941955</text:p>
          </table:table-cell>
          <table:table-cell office:value-type="float" office:value="-3.91" calcext:value-type="float">
            <text:p>-3.91</text:p>
          </table:table-cell>
          <table:table-cell office:value-type="float" office:value="-7.26" calcext:value-type="float">
            <text:p>-7.26</text:p>
          </table:table-cell>
          <table:table-cell table:formula="of:=([.F81]-[.G81])/([.$J$1]*LN(10))" office:value-type="float" office:value="2.44056017005402" calcext:value-type="float">
            <text:p>2.44056017005402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244tet</text:p>
          </table:table-cell>
          <table:table-cell office:value-type="string" calcext:value-type="string">
            <text:p><text:s/>tetrahydropyran</text:p>
          </table:table-cell>
          <table:table-cell office:value-type="float" office:value="-1.434034416826" calcext:value-type="float">
            <text:p>-1.434034416826</text:p>
          </table:table-cell>
          <table:table-cell office:value-type="float" office:value="-4.34273422562142" calcext:value-type="float">
            <text:p>-4.34273422562142</text:p>
          </table:table-cell>
          <table:table-cell table:formula="of:=([.C82]-[.D82])/([.$J$1]*LN(10))" office:value-type="float" office:value="2.119061761191" calcext:value-type="float">
            <text:p>2.119061761191</text:p>
          </table:table-cell>
          <table:table-cell office:value-type="float" office:value="-3.12" calcext:value-type="float">
            <text:p>-3.12</text:p>
          </table:table-cell>
          <table:table-cell office:value-type="float" office:value="-4.21" calcext:value-type="float">
            <text:p>-4.21</text:p>
          </table:table-cell>
          <table:table-cell table:formula="of:=([.F82]-[.G82])/([.$J$1]*LN(10))" office:value-type="float" office:value="0.794092712047428" calcext:value-type="float">
            <text:p>0.794092712047428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506nit</text:p>
          </table:table-cell>
          <table:table-cell office:value-type="string" calcext:value-type="string">
            <text:p><text:s/>nitromethane</text:p>
          </table:table-cell>
          <table:table-cell office:value-type="float" office:value="-4.71797323135755" calcext:value-type="float">
            <text:p>-4.71797323135755</text:p>
          </table:table-cell>
          <table:table-cell office:value-type="float" office:value="-4.06070745697897" calcext:value-type="float">
            <text:p>-4.06070745697897</text:p>
          </table:table-cell>
          <table:table-cell table:formula="of:=([.C83]-[.D83])/([.$J$1]*LN(10))" office:value-type="float" office:value="-0.478834826891962" calcext:value-type="float">
            <text:p>-0.478834826891962</text:p>
          </table:table-cell>
          <table:table-cell office:value-type="float" office:value="-3.95" calcext:value-type="float">
            <text:p>-3.95</text:p>
          </table:table-cell>
          <table:table-cell office:value-type="float" office:value="-3.51" calcext:value-type="float">
            <text:p>-3.51</text:p>
          </table:table-cell>
          <table:table-cell table:formula="of:=([.F83]-[.G83])/([.$J$1]*LN(10))" office:value-type="float" office:value="-0.320551186514558" calcext:value-type="float">
            <text:p>-0.320551186514558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0574eth</text:p>
          </table:table-cell>
          <table:table-cell office:value-type="string" calcext:value-type="string">
            <text:p><text:s/>4-ethylpyridine</text:p>
          </table:table-cell>
          <table:table-cell office:value-type="float" office:value="-2.36854684512428" calcext:value-type="float">
            <text:p>-2.36854684512428</text:p>
          </table:table-cell>
          <table:table-cell office:value-type="float" office:value="-5.44933078393881" calcext:value-type="float">
            <text:p>-5.44933078393881</text:p>
          </table:table-cell>
          <table:table-cell table:formula="of:=([.C84]-[.D84])/([.$J$1]*LN(10))" office:value-type="float" office:value="2.24442942495907" calcext:value-type="float">
            <text:p>2.24442942495907</text:p>
          </table:table-cell>
          <table:table-cell office:value-type="float" office:value="-4.74" calcext:value-type="float">
            <text:p>-4.74</text:p>
          </table:table-cell>
          <table:table-cell office:value-type="float" office:value="-7.8" calcext:value-type="float">
            <text:p>-7.8</text:p>
          </table:table-cell>
          <table:table-cell table:formula="of:=([.F84]-[.G84])/([.$J$1]*LN(10))" office:value-type="float" office:value="2.22928779712397" calcext:value-type="float">
            <text:p>2.22928779712397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n008</text:p>
          </table:table-cell>
          <table:table-cell office:value-type="string" calcext:value-type="string">
            <text:p><text:s/>benzamide</text:p>
          </table:table-cell>
          <table:table-cell office:value-type="float" office:value="-8.12619502868069" calcext:value-type="float">
            <text:p>-8.12619502868069</text:p>
          </table:table-cell>
          <table:table-cell office:value-type="float" office:value="-9.84703632887189" calcext:value-type="float">
            <text:p>-9.84703632887189</text:p>
          </table:table-cell>
          <table:table-cell table:formula="of:=([.C85]-[.D85])/([.$J$1]*LN(10))" office:value-type="float" office:value="1.25367663768078" calcext:value-type="float">
            <text:p>1.25367663768078</text:p>
          </table:table-cell>
          <table:table-cell office:value-type="float" office:value="-10.9" calcext:value-type="float">
            <text:p>-10.9</text:p>
          </table:table-cell>
          <table:table-cell office:value-type="float" office:value="-11.77" calcext:value-type="float">
            <text:p>-11.77</text:p>
          </table:table-cell>
          <table:table-cell table:formula="of:=([.F85]-[.G85])/([.$J$1]*LN(10))" office:value-type="float" office:value="0.633817118790148" calcext:value-type="float">
            <text:p>0.633817118790148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n009</text:p>
          </table:table-cell>
          <table:table-cell office:value-type="string" calcext:value-type="string">
            <text:p><text:s/>2-methylaniline</text:p>
          </table:table-cell>
          <table:table-cell office:value-type="float" office:value="-4.57934990439771" calcext:value-type="float">
            <text:p>-4.57934990439771</text:p>
          </table:table-cell>
          <table:table-cell office:value-type="float" office:value="-6.43642447418738" calcext:value-type="float">
            <text:p>-6.43642447418738</text:p>
          </table:table-cell>
          <table:table-cell table:formula="of:=([.C86]-[.D86])/([.$J$1]*LN(10))" office:value-type="float" office:value="1.35292603816384" calcext:value-type="float">
            <text:p>1.35292603816384</text:p>
          </table:table-cell>
          <table:table-cell office:value-type="float" office:value="-5.56" calcext:value-type="float">
            <text:p>-5.56</text:p>
          </table:table-cell>
          <table:table-cell office:value-type="float" office:value="-7.36" calcext:value-type="float">
            <text:p>-7.36</text:p>
          </table:table-cell>
          <table:table-cell table:formula="of:=([.F86]-[.G86])/([.$J$1]*LN(10))" office:value-type="float" office:value="1.3113457630141" calcext:value-type="float">
            <text:p>1.311345763014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n011</text:p>
          </table:table-cell>
          <table:table-cell office:value-type="string" calcext:value-type="string">
            <text:p><text:s/>4-methylaniline</text:p>
          </table:table-cell>
          <table:table-cell office:value-type="float" office:value="-3.86472275334608" calcext:value-type="float">
            <text:p>-3.86472275334608</text:p>
          </table:table-cell>
          <table:table-cell office:value-type="float" office:value="-6.34560229445507" calcext:value-type="float">
            <text:p>-6.34560229445507</text:p>
          </table:table-cell>
          <table:table-cell table:formula="of:=([.C87]-[.D87])/([.$J$1]*LN(10))" office:value-type="float" office:value="1.80738381932313" calcext:value-type="float">
            <text:p>1.80738381932313</text:p>
          </table:table-cell>
          <table:table-cell office:value-type="float" office:value="-5.55" calcext:value-type="float">
            <text:p>-5.55</text:p>
          </table:table-cell>
          <table:table-cell office:value-type="float" office:value="-7.44" calcext:value-type="float">
            <text:p>-7.44</text:p>
          </table:table-cell>
          <table:table-cell table:formula="of:=([.F87]-[.G87])/([.$J$1]*LN(10))" office:value-type="float" office:value="1.37691305116481" calcext:value-type="float">
            <text:p>1.3769130511648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n200</text:p>
          </table:table-cell>
          <table:table-cell office:value-type="string" calcext:value-type="string">
            <text:p><text:s/>5-fluorouracil</text:p>
          </table:table-cell>
          <table:table-cell office:value-type="float" office:value="-14.302103250478" calcext:value-type="float">
            <text:p>-14.302103250478</text:p>
          </table:table-cell>
          <table:table-cell office:value-type="float" office:value="-14.137189292543" calcext:value-type="float">
            <text:p>-14.137189292543</text:p>
          </table:table-cell>
          <table:table-cell table:formula="of:=([.C88]-[.D88])/([.$J$1]*LN(10))" office:value-type="float" office:value="-0.120144011111082" calcext:value-type="float">
            <text:p>-0.120144011111082</text:p>
          </table:table-cell>
          <table:table-cell office:value-type="float" office:value="-16.92" calcext:value-type="float">
            <text:p>-16.92</text:p>
          </table:table-cell>
          <table:table-cell office:value-type="float" office:value="-15.71" calcext:value-type="float">
            <text:p>-15.71</text:p>
          </table:table-cell>
          <table:table-cell table:formula="of:=([.F88]-[.G88])/([.$J$1]*LN(10))" office:value-type="float" office:value="-0.881515762915035" calcext:value-type="float">
            <text:p>-0.881515762915035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n202</text:p>
          </table:table-cell>
          <table:table-cell office:value-type="string" calcext:value-type="string">
            <text:p><text:s/>5-chlorouracil</text:p>
          </table:table-cell>
          <table:table-cell office:value-type="float" office:value="-14.5219885277247" calcext:value-type="float">
            <text:p>-14.5219885277247</text:p>
          </table:table-cell>
          <table:table-cell office:value-type="float" office:value="-15.0071701720841" calcext:value-type="float">
            <text:p>-15.0071701720841</text:p>
          </table:table-cell>
          <table:table-cell table:formula="of:=([.C89]-[.D89])/([.$J$1]*LN(10))" office:value-type="float" office:value="0.353467163123841" calcext:value-type="float">
            <text:p>0.353467163123841</text:p>
          </table:table-cell>
          <table:table-cell office:value-type="float" office:value="-17.74" calcext:value-type="float">
            <text:p>-17.74</text:p>
          </table:table-cell>
          <table:table-cell office:value-type="float" office:value="-17.26" calcext:value-type="float">
            <text:p>-17.26</text:p>
          </table:table-cell>
          <table:table-cell table:formula="of:=([.F89]-[.G89])/([.$J$1]*LN(10))" office:value-type="float" office:value="-0.349692203470425" calcext:value-type="float">
            <text:p>-0.349692203470425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n203</text:p>
          </table:table-cell>
          <table:table-cell office:value-type="string" calcext:value-type="string">
            <text:p><text:s/>5-bromouracil</text:p>
          </table:table-cell>
          <table:table-cell office:value-type="float" office:value="-14.5004780114723" calcext:value-type="float">
            <text:p>-14.5004780114723</text:p>
          </table:table-cell>
          <table:table-cell office:value-type="float" office:value="-15.7433078393881" calcext:value-type="float">
            <text:p>-15.7433078393881</text:p>
          </table:table-cell>
          <table:table-cell table:formula="of:=([.C90]-[.D90])/([.$J$1]*LN(10))" office:value-type="float" office:value="0.905433127213849" calcext:value-type="float">
            <text:p>0.905433127213849</text:p>
          </table:table-cell>
          <table:table-cell office:value-type="float" office:value="-18.17" calcext:value-type="float">
            <text:p>-18.17</text:p>
          </table:table-cell>
          <table:table-cell office:value-type="float" office:value="-17.88" calcext:value-type="float">
            <text:p>-17.88</text:p>
          </table:table-cell>
          <table:table-cell table:formula="of:=([.F90]-[.G90])/([.$J$1]*LN(10))" office:value-type="float" office:value="-0.211272372930052" calcext:value-type="float">
            <text:p>-0.211272372930052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test2003</text:p>
          </table:table-cell>
          <table:table-cell office:value-type="string" calcext:value-type="string">
            <text:p><text:s/>butyl paraben</text:p>
          </table:table-cell>
          <table:table-cell office:value-type="float" office:value="-7.09847036328872" calcext:value-type="float">
            <text:p>-7.09847036328872</text:p>
          </table:table-cell>
          <table:table-cell office:value-type="float" office:value="-12.4904397705545" calcext:value-type="float">
            <text:p>-12.4904397705545</text:p>
          </table:table-cell>
          <table:table-cell table:formula="of:=([.C91]-[.D91])/([.$J$1]*LN(10))" office:value-type="float" office:value="3.92818679806646" calcext:value-type="float">
            <text:p>3.92818679806646</text:p>
          </table:table-cell>
          <table:table-cell office:value-type="float" office:value="-8.72" calcext:value-type="float">
            <text:p>-8.72</text:p>
          </table:table-cell>
          <table:table-cell office:value-type="float" office:value="-13.59" calcext:value-type="float">
            <text:p>-13.59</text:p>
          </table:table-cell>
          <table:table-cell table:formula="of:=([.F91]-[.G91])/([.$J$1]*LN(10))" office:value-type="float" office:value="3.54791881437704" calcext:value-type="float">
            <text:p>3.54791881437704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test2004</text:p>
          </table:table-cell>
          <table:table-cell office:value-type="string" calcext:value-type="string">
            <text:p><text:s/>caffeine</text:p>
          </table:table-cell>
          <table:table-cell office:value-type="float" office:value="-13.3317399617591" calcext:value-type="float">
            <text:p>-13.3317399617591</text:p>
          </table:table-cell>
          <table:table-cell office:value-type="float" office:value="-15.5951242829828" calcext:value-type="float">
            <text:p>-15.5951242829828</text:p>
          </table:table-cell>
          <table:table-cell table:formula="of:=([.C92]-[.D92])/([.$J$1]*LN(10))" office:value-type="float" office:value="1.64893302206069" calcext:value-type="float">
            <text:p>1.64893302206069</text:p>
          </table:table-cell>
          <table:table-cell office:value-type="float" office:value="-12.64" calcext:value-type="float">
            <text:p>-12.64</text:p>
          </table:table-cell>
          <table:table-cell office:value-type="float" office:value="-12.54" calcext:value-type="float">
            <text:p>-12.54</text:p>
          </table:table-cell>
          <table:table-cell table:formula="of:=([.F92]-[.G92])/([.$J$1]*LN(10))" office:value-type="float" office:value="-0.0728525423896733" calcext:value-type="float">
            <text:p>-0.0728525423896733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test2007</text:p>
          </table:table-cell>
          <table:table-cell office:value-type="string" calcext:value-type="string">
            <text:p><text:s/>cyanuric acid</text:p>
          </table:table-cell>
          <table:table-cell office:value-type="float" office:value="-17.1391013384321" calcext:value-type="float">
            <text:p>-17.1391013384321</text:p>
          </table:table-cell>
          <table:table-cell office:value-type="float" office:value="-15.8484703632887" calcext:value-type="float">
            <text:p>-15.8484703632887</text:p>
          </table:table-cell>
          <table:table-cell table:formula="of:=([.C93]-[.D93])/([.$J$1]*LN(10))" office:value-type="float" office:value="-0.940257478260585" calcext:value-type="float">
            <text:p>-0.940257478260585</text:p>
          </table:table-cell>
          <table:table-cell office:value-type="float" office:value="-18.06" calcext:value-type="float">
            <text:p>-18.06</text:p>
          </table:table-cell>
          <table:table-cell office:value-type="float" office:value="-18.89" calcext:value-type="float">
            <text:p>-18.89</text:p>
          </table:table-cell>
          <table:table-cell table:formula="of:=([.F93]-[.G93])/([.$J$1]*LN(10))" office:value-type="float" office:value="0.604676101834281" calcext:value-type="float">
            <text:p>0.60467610183428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test2011</text:p>
          </table:table-cell>
          <table:table-cell office:value-type="string" calcext:value-type="string">
            <text:p><text:s/>ethyl paraben</text:p>
          </table:table-cell>
          <table:table-cell office:value-type="float" office:value="-7.2131931166348" calcext:value-type="float">
            <text:p>-7.2131931166348</text:p>
          </table:table-cell>
          <table:table-cell office:value-type="float" office:value="-10.736137667304" calcext:value-type="float">
            <text:p>-10.736137667304</text:p>
          </table:table-cell>
          <table:table-cell table:formula="of:=([.C94]-[.D94])/([.$J$1]*LN(10))" office:value-type="float" office:value="2.56655467214093" calcext:value-type="float">
            <text:p>2.56655467214093</text:p>
          </table:table-cell>
          <table:table-cell office:value-type="float" office:value="-9.2" calcext:value-type="float">
            <text:p>-9.2</text:p>
          </table:table-cell>
          <table:table-cell office:value-type="float" office:value="-12.57" calcext:value-type="float">
            <text:p>-12.57</text:p>
          </table:table-cell>
          <table:table-cell table:formula="of:=([.F94]-[.G94])/([.$J$1]*LN(10))" office:value-type="float" office:value="2.45513067853196" calcext:value-type="float">
            <text:p>2.4551306785319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test2017</text:p>
          </table:table-cell>
          <table:table-cell office:value-type="string" calcext:value-type="string">
            <text:p><text:s/>ibuprofen</text:p>
          </table:table-cell>
          <table:table-cell office:value-type="float" office:value="-6.97179732313576" calcext:value-type="float">
            <text:p>-6.97179732313576</text:p>
          </table:table-cell>
          <table:table-cell office:value-type="float" office:value="-12.0004780114723" calcext:value-type="float">
            <text:p>-12.0004780114723</text:p>
          </table:table-cell>
          <table:table-cell table:formula="of:=([.C95]-[.D95])/([.$J$1]*LN(10))" office:value-type="float" office:value="3.66352173011164" calcext:value-type="float">
            <text:p>3.66352173011164</text:p>
          </table:table-cell>
          <table:table-cell office:value-type="float" office:value="-7" calcext:value-type="float">
            <text:p>-7</text:p>
          </table:table-cell>
          <table:table-cell office:value-type="float" office:value="-12.42" calcext:value-type="float">
            <text:p>-12.42</text:p>
          </table:table-cell>
          <table:table-cell table:formula="of:=([.F95]-[.G95])/([.$J$1]*LN(10))" office:value-type="float" office:value="3.94860779752024" calcext:value-type="float">
            <text:p>3.94860779752024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test2019</text:p>
          </table:table-cell>
          <table:table-cell office:value-type="string" calcext:value-type="string">
            <text:p><text:s/>ketoprofen</text:p>
          </table:table-cell>
          <table:table-cell office:value-type="float" office:value="-11.2715105162524" calcext:value-type="float">
            <text:p>-11.2715105162524</text:p>
          </table:table-cell>
          <table:table-cell office:value-type="float" office:value="-15.6094646271511" calcext:value-type="float">
            <text:p>-15.6094646271511</text:p>
          </table:table-cell>
          <table:table-cell table:formula="of:=([.C96]-[.D96])/([.$J$1]*LN(10))" office:value-type="float" office:value="3.16030985748701" calcext:value-type="float">
            <text:p>3.16030985748701</text:p>
          </table:table-cell>
          <table:table-cell office:value-type="float" office:value="-10.78" calcext:value-type="float">
            <text:p>-10.78</text:p>
          </table:table-cell>
          <table:table-cell office:value-type="float" office:value="-15.04" calcext:value-type="float">
            <text:p>-15.04</text:p>
          </table:table-cell>
          <table:table-cell table:formula="of:=([.F96]-[.G96])/([.$J$1]*LN(10))" office:value-type="float" office:value="3.10351830580004" calcext:value-type="float">
            <text:p>3.10351830580004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test2020</text:p>
          </table:table-cell>
          <table:table-cell office:value-type="string" calcext:value-type="string">
            <text:p><text:s/>methyl paraben</text:p>
          </table:table-cell>
          <table:table-cell office:value-type="float" office:value="-6.7519120458891" calcext:value-type="float">
            <text:p>-6.7519120458891</text:p>
          </table:table-cell>
          <table:table-cell office:value-type="float" office:value="-10.2724665391969" calcext:value-type="float">
            <text:p>-10.2724665391969</text:p>
          </table:table-cell>
          <table:table-cell table:formula="of:=([.C97]-[.D97])/([.$J$1]*LN(10))" office:value-type="float" office:value="2.56481345458858" calcext:value-type="float">
            <text:p>2.56481345458858</text:p>
          </table:table-cell>
          <table:table-cell office:value-type="float" office:value="-9.51" calcext:value-type="float">
            <text:p>-9.51</text:p>
          </table:table-cell>
          <table:table-cell office:value-type="float" office:value="-12.18" calcext:value-type="float">
            <text:p>-12.18</text:p>
          </table:table-cell>
          <table:table-cell table:formula="of:=([.F97]-[.G97])/([.$J$1]*LN(10))" office:value-type="float" office:value="1.94516288180425" calcext:value-type="float">
            <text:p>1.94516288180425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test2021</text:p>
          </table:table-cell>
          <table:table-cell office:value-type="string" calcext:value-type="string">
            <text:p><text:s/>naproxen</text:p>
          </table:table-cell>
          <table:table-cell office:value-type="float" office:value="-9.41682600382409" calcext:value-type="float">
            <text:p>-9.41682600382409</text:p>
          </table:table-cell>
          <table:table-cell office:value-type="float" office:value="-14.5339388145315" calcext:value-type="float">
            <text:p>-14.5339388145315</text:p>
          </table:table-cell>
          <table:table-cell table:formula="of:=([.C98]-[.D98])/([.$J$1]*LN(10))" office:value-type="float" office:value="3.72794677954797" calcext:value-type="float">
            <text:p>3.72794677954797</text:p>
          </table:table-cell>
          <table:table-cell office:value-type="float" office:value="-10.21" calcext:value-type="float">
            <text:p>-10.21</text:p>
          </table:table-cell>
          <table:table-cell office:value-type="float" office:value="-14.55" calcext:value-type="float">
            <text:p>-14.55</text:p>
          </table:table-cell>
          <table:table-cell table:formula="of:=([.F98]-[.G98])/([.$J$1]*LN(10))" office:value-type="float" office:value="3.16180033971178" calcext:value-type="float">
            <text:p>3.16180033971178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test2022</text:p>
          </table:table-cell>
          <table:table-cell office:value-type="string" calcext:value-type="string">
            <text:p><text:s/>4-nitroaniline</text:p>
          </table:table-cell>
          <table:table-cell office:value-type="float" office:value="-8.8527724665392" calcext:value-type="float">
            <text:p>-8.8527724665392</text:p>
          </table:table-cell>
          <table:table-cell office:value-type="float" office:value="-10.8771510516252" calcext:value-type="float">
            <text:p>-10.8771510516252</text:p>
          </table:table-cell>
          <table:table-cell table:formula="of:=([.C99]-[.D99])/([.$J$1]*LN(10))" office:value-type="float" office:value="1.47481126682723" calcext:value-type="float">
            <text:p>1.47481126682723</text:p>
          </table:table-cell>
          <table:table-cell office:value-type="float" office:value="-9.45" calcext:value-type="float">
            <text:p>-9.45</text:p>
          </table:table-cell>
          <table:table-cell office:value-type="float" office:value="-11.35" calcext:value-type="float">
            <text:p>-11.35</text:p>
          </table:table-cell>
          <table:table-cell table:formula="of:=([.F99]-[.G99])/([.$J$1]*LN(10))" office:value-type="float" office:value="1.38419830540377" calcext:value-type="float">
            <text:p>1.38419830540377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test2023</text:p>
          </table:table-cell>
          <table:table-cell office:value-type="string" calcext:value-type="string">
            <text:p><text:s/>octafluorocyclobutane</text:p>
          </table:table-cell>
          <table:table-cell office:value-type="float" office:value="1.28346080305927" calcext:value-type="float">
            <text:p>1.28346080305927</text:p>
          </table:table-cell>
          <table:table-cell office:value-type="float" office:value="-3.95793499043977" calcext:value-type="float">
            <text:p>-3.95793499043977</text:p>
          </table:table-cell>
          <table:table-cell table:formula="of:=([.C100]-[.D100])/([.$J$1]*LN(10))" office:value-type="float" office:value="3.81849009226939" calcext:value-type="float">
            <text:p>3.81849009226939</text:p>
          </table:table-cell>
          <table:table-cell office:value-type="float" office:value="3.43" calcext:value-type="float">
            <text:p>3.43</text:p>
          </table:table-cell>
          <table:table-cell office:value-type="float" office:value="0.31" calcext:value-type="float">
            <text:p>0.31</text:p>
          </table:table-cell>
          <table:table-cell table:formula="of:=([.F100]-[.G100])/([.$J$1]*LN(10))" office:value-type="float" office:value="2.27299932255777" calcext:value-type="float">
            <text:p>2.27299932255777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test2025</text:p>
          </table:table-cell>
          <table:table-cell office:value-type="string" calcext:value-type="string">
            <text:p><text:s/>phthalimide</text:p>
          </table:table-cell>
          <table:table-cell office:value-type="float" office:value="-10.1195028680688" calcext:value-type="float">
            <text:p>-10.1195028680688</text:p>
          </table:table-cell>
          <table:table-cell office:value-type="float" office:value="-11.2954110898662" calcext:value-type="float">
            <text:p>-11.2954110898662</text:p>
          </table:table-cell>
          <table:table-cell table:formula="of:=([.C101]-[.D101])/([.$J$1]*LN(10))" office:value-type="float" office:value="0.856679035748592" calcext:value-type="float">
            <text:p>0.856679035748592</text:p>
          </table:table-cell>
          <table:table-cell office:value-type="float" office:value="-9.61" calcext:value-type="float">
            <text:p>-9.61</text:p>
          </table:table-cell>
          <table:table-cell office:value-type="float" office:value="-11.18" calcext:value-type="float">
            <text:p>-11.18</text:p>
          </table:table-cell>
          <table:table-cell table:formula="of:=([.F101]-[.G101])/([.$J$1]*LN(10))" office:value-type="float" office:value="1.14378491551785" calcext:value-type="float">
            <text:p>1.14378491551785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test2026</text:p>
          </table:table-cell>
          <table:table-cell office:value-type="string" calcext:value-type="string">
            <text:p><text:s/>propyl paraben</text:p>
          </table:table-cell>
          <table:table-cell office:value-type="float" office:value="-7.30640535372849" calcext:value-type="float">
            <text:p>-7.30640535372849</text:p>
          </table:table-cell>
          <table:table-cell office:value-type="float" office:value="-11.7614722753346" calcext:value-type="float">
            <text:p>-11.7614722753346</text:p>
          </table:table-cell>
          <table:table-cell table:formula="of:=([.C102]-[.D102])/([.$J$1]*LN(10))" office:value-type="float" office:value="3.24562951755136" calcext:value-type="float">
            <text:p>3.24562951755136</text:p>
          </table:table-cell>
          <table:table-cell office:value-type="float" office:value="-9.37" calcext:value-type="float">
            <text:p>-9.37</text:p>
          </table:table-cell>
          <table:table-cell office:value-type="float" office:value="-13.52" calcext:value-type="float">
            <text:p>-13.52</text:p>
          </table:table-cell>
          <table:table-cell table:formula="of:=([.F102]-[.G102])/([.$J$1]*LN(10))" office:value-type="float" office:value="3.0233805091714" calcext:value-type="float">
            <text:p>3.0233805091714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test2027</text:p>
          </table:table-cell>
          <table:table-cell office:value-type="string" calcext:value-type="string">
            <text:p><text:s/>sulfolane</text:p>
          </table:table-cell>
          <table:table-cell office:value-type="float" office:value="-9.9593690248566" calcext:value-type="float">
            <text:p>-9.9593690248566</text:p>
          </table:table-cell>
          <table:table-cell office:value-type="float" office:value="-8.78585086042065" calcext:value-type="float">
            <text:p>-8.78585086042065</text:p>
          </table:table-cell>
          <table:table-cell table:formula="of:=([.C103]-[.D103])/([.$J$1]*LN(10))" office:value-type="float" office:value="-0.854937818196204" calcext:value-type="float">
            <text:p>-0.854937818196204</text:p>
          </table:table-cell>
          <table:table-cell office:value-type="float" office:value="-8.61" calcext:value-type="float">
            <text:p>-8.61</text:p>
          </table:table-cell>
          <table:table-cell office:value-type="float" office:value="-7.56" calcext:value-type="float">
            <text:p>-7.56</text:p>
          </table:table-cell>
          <table:table-cell table:formula="of:=([.F103]-[.G103])/([.$J$1]*LN(10))" office:value-type="float" office:value="-0.764951695091559" calcext:value-type="float">
            <text:p>-0.764951695091559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25</text:p>
          </table:table-cell>
          <table:table-cell/>
          <table:table-cell table:style-name="Default" office:value-type="float" office:value="-12.09847036" calcext:value-type="float">
            <text:p>-12.09847036</text:p>
          </table:table-cell>
          <table:table-cell table:style-name="Default" office:value-type="float" office:value="-16.43642447" calcext:value-type="float">
            <text:p>-16.43642447</text:p>
          </table:table-cell>
          <table:table-cell table:style-name="Default" office:value-type="float" office:value="3.160309857" calcext:value-type="float">
            <text:p>3.160309857</text:p>
          </table:table-cell>
          <table:table-cell table:number-columns-repeated="2"/>
          <table:table-cell office:value-type="float" office:value="2.67" calcext:value-type="float">
            <text:p>2.67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26</text:p>
          </table:table-cell>
          <table:table-cell/>
          <table:table-cell table:style-name="Default" office:value-type="float" office:value="-13.45602294" calcext:value-type="float">
            <text:p>-13.45602294</text:p>
          </table:table-cell>
          <table:table-cell table:style-name="Default" office:value-type="float" office:value="-14.79206501" calcext:value-type="float">
            <text:p>-14.79206501</text:p>
          </table:table-cell>
          <table:table-cell table:style-name="Default" office:value-type="float" office:value="0.973340612" calcext:value-type="float">
            <text:p>0.973340612</text:p>
          </table:table-cell>
          <table:table-cell table:number-columns-repeated="2"/>
          <table:table-cell office:value-type="float" office:value="1.04" calcext:value-type="float">
            <text:p>1.04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27</text:p>
          </table:table-cell>
          <table:table-cell/>
          <table:table-cell table:style-name="Default" office:value-type="float" office:value="-12.90630975" calcext:value-type="float">
            <text:p>-12.90630975</text:p>
          </table:table-cell>
          <table:table-cell table:style-name="Default" office:value-type="float" office:value="-15.4875717" calcext:value-type="float">
            <text:p>-15.4875717</text:p>
          </table:table-cell>
          <table:table-cell table:style-name="Default" office:value-type="float" office:value="1.880514957" calcext:value-type="float">
            <text:p>1.880514957</text:p>
          </table:table-cell>
          <table:table-cell table:number-columns-repeated="2"/>
          <table:table-cell office:value-type="float" office:value="1.56" calcext:value-type="float">
            <text:p>1.5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28</text:p>
          </table:table-cell>
          <table:table-cell/>
          <table:table-cell table:style-name="Default" office:value-type="float" office:value="-16.26434034" calcext:value-type="float">
            <text:p>-16.26434034</text:p>
          </table:table-cell>
          <table:table-cell table:style-name="Default" office:value-type="float" office:value="-10.64531549" calcext:value-type="float">
            <text:p>-10.64531549</text:p>
          </table:table-cell>
          <table:table-cell table:style-name="Default" office:value-type="float" office:value="-4.093602466" calcext:value-type="float">
            <text:p>-4.093602466</text:p>
          </table:table-cell>
          <table:table-cell table:number-columns-repeated="2"/>
          <table:table-cell office:value-type="float" office:value="1.18" calcext:value-type="float">
            <text:p>1.18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29</text:p>
          </table:table-cell>
          <table:table-cell/>
          <table:table-cell table:style-name="Default" office:value-type="float" office:value="-12.90869981" calcext:value-type="float">
            <text:p>-12.90869981</text:p>
          </table:table-cell>
          <table:table-cell table:style-name="Default" office:value-type="float" office:value="-15.61902486" calcext:value-type="float">
            <text:p>-15.61902486</text:p>
          </table:table-cell>
          <table:table-cell table:style-name="Default" office:value-type="float" office:value="1.974540704" calcext:value-type="float">
            <text:p>1.974540704</text:p>
          </table:table-cell>
          <table:table-cell table:number-columns-repeated="2"/>
          <table:table-cell office:value-type="float" office:value="1.61" calcext:value-type="float">
            <text:p>1.6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30</text:p>
          </table:table-cell>
          <table:table-cell/>
          <table:table-cell table:style-name="Default" office:value-type="float" office:value="-12.66491396" calcext:value-type="float">
            <text:p>-12.66491396</text:p>
          </table:table-cell>
          <table:table-cell table:style-name="Default" office:value-type="float" office:value="-17.3542065" calcext:value-type="float">
            <text:p>-17.3542065</text:p>
          </table:table-cell>
          <table:table-cell table:style-name="Default" office:value-type="float" office:value="3.416268838" calcext:value-type="float">
            <text:p>3.416268838</text:p>
          </table:table-cell>
          <table:table-cell table:number-columns-repeated="2"/>
          <table:table-cell office:value-type="float" office:value="2.76" calcext:value-type="float">
            <text:p>2.7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31</text:p>
          </table:table-cell>
          <table:table-cell/>
          <table:table-cell table:style-name="Default" office:value-type="float" office:value="-11.14483748" calcext:value-type="float">
            <text:p>-11.14483748</text:p>
          </table:table-cell>
          <table:table-cell table:style-name="Default" office:value-type="float" office:value="-14.60086042" calcext:value-type="float">
            <text:p>-14.60086042</text:p>
          </table:table-cell>
          <table:table-cell table:style-name="Default" office:value-type="float" office:value="2.517800581" calcext:value-type="float">
            <text:p>2.517800581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32</text:p>
          </table:table-cell>
          <table:table-cell/>
          <table:table-cell table:style-name="Default" office:value-type="float" office:value="1.515296367" calcext:value-type="float">
            <text:p>1.515296367</text:p>
          </table:table-cell>
          <table:table-cell table:style-name="Default" office:value-type="float" office:value="-16.07552581" calcext:value-type="float">
            <text:p>-16.07552581</text:p>
          </table:table-cell>
          <table:table-cell table:style-name="Default" office:value-type="float" office:value="12.81536119" calcext:value-type="float">
            <text:p>12.81536119</text:p>
          </table:table-cell>
          <table:table-cell table:number-columns-repeated="2"/>
          <table:table-cell office:value-type="float" office:value="2.44" calcext:value-type="float">
            <text:p>2.44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33</text:p>
          </table:table-cell>
          <table:table-cell/>
          <table:table-cell table:style-name="Default" office:value-type="float" office:value="-10.67399618" calcext:value-type="float">
            <text:p>-10.67399618</text:p>
          </table:table-cell>
          <table:table-cell table:style-name="Default" office:value-type="float" office:value="-17.39961759" calcext:value-type="float">
            <text:p>-17.39961759</text:p>
          </table:table-cell>
          <table:table-cell table:style-name="Default" office:value-type="float" office:value="4.899786192" calcext:value-type="float">
            <text:p>4.899786192</text:p>
          </table:table-cell>
          <table:table-cell table:number-columns-repeated="2"/>
          <table:table-cell office:value-type="float" office:value="2.96" calcext:value-type="float">
            <text:p>2.9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34</text:p>
          </table:table-cell>
          <table:table-cell/>
          <table:table-cell table:style-name="Default" office:value-type="float" office:value="-9.400095602" calcext:value-type="float">
            <text:p>-9.400095602</text:p>
          </table:table-cell>
          <table:table-cell table:style-name="Default" office:value-type="float" office:value="-14.71797323" calcext:value-type="float">
            <text:p>-14.71797323</text:p>
          </table:table-cell>
          <table:table-cell table:style-name="Default" office:value-type="float" office:value="3.874209054" calcext:value-type="float">
            <text:p>3.874209054</text:p>
          </table:table-cell>
          <table:table-cell table:number-columns-repeated="2"/>
          <table:table-cell office:value-type="float" office:value="2.83" calcext:value-type="float">
            <text:p>2.83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35</text:p>
          </table:table-cell>
          <table:table-cell/>
          <table:table-cell table:style-name="Default" office:value-type="float" office:value="1.465105163" calcext:value-type="float">
            <text:p>1.465105163</text:p>
          </table:table-cell>
          <table:table-cell table:style-name="Default" office:value-type="float" office:value="-18.07122371" calcext:value-type="float">
            <text:p>-18.07122371</text:p>
          </table:table-cell>
          <table:table-cell table:style-name="Default" office:value-type="float" office:value="14.23271227" calcext:value-type="float">
            <text:p>14.23271227</text:p>
          </table:table-cell>
          <table:table-cell table:number-columns-repeated="2"/>
          <table:table-cell office:value-type="float" office:value="0.88" calcext:value-type="float">
            <text:p>0.88</text:p>
          </table:table-cell>
          <table:table-cell table:number-columns-repeated="2"/>
          <table:table-cell table:style-name="ce5" table:number-columns-spanned="2" table:number-rows-spanned="1"/>
          <table:covered-table-cell table:style-name="ce4"/>
          <table:table-cell table:number-columns-repeated="2"/>
          <table:table-cell table:style-name="ce5" table:number-columns-spanned="2" table:number-rows-spanned="1"/>
          <table:covered-table-cell table:style-name="ce4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36</text:p>
          </table:table-cell>
          <table:table-cell/>
          <table:table-cell table:style-name="Default" office:value-type="float" office:value="-16.54875717" calcext:value-type="float">
            <text:p>-16.54875717</text:p>
          </table:table-cell>
          <table:table-cell table:style-name="Default" office:value-type="float" office:value="-20.65487572" calcext:value-type="float">
            <text:p>-20.65487572</text:p>
          </table:table-cell>
          <table:table-cell table:style-name="Default" office:value-type="float" office:value="2.991411755" calcext:value-type="float">
            <text:p>2.991411755</text:p>
          </table:table-cell>
          <table:table-cell table:number-columns-repeated="2"/>
          <table:table-cell office:value-type="float" office:value="0.76" calcext:value-type="float">
            <text:p>0.7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37</text:p>
          </table:table-cell>
          <table:table-cell/>
          <table:table-cell table:style-name="Default" office:value-type="float" office:value="-16.14483748" calcext:value-type="float">
            <text:p>-16.14483748</text:p>
          </table:table-cell>
          <table:table-cell table:style-name="Default" office:value-type="float" office:value="-18.99617591" calcext:value-type="float">
            <text:p>-18.99617591</text:p>
          </table:table-cell>
          <table:table-cell table:style-name="Default" office:value-type="float" office:value="2.07727254" calcext:value-type="float">
            <text:p>2.07727254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38</text:p>
          </table:table-cell>
          <table:table-cell/>
          <table:table-cell table:style-name="Default" office:value-type="float" office:value="-17.63384321" calcext:value-type="float">
            <text:p>-17.63384321</text:p>
          </table:table-cell>
          <table:table-cell table:style-name="Default" office:value-type="float" office:value="-19.30927342" calcext:value-type="float">
            <text:p>-19.30927342</text:p>
          </table:table-cell>
          <table:table-cell table:style-name="Default" office:value-type="float" office:value="1.220593504" calcext:value-type="float">
            <text:p>1.220593504</text:p>
          </table:table-cell>
          <table:table-cell table:number-columns-repeated="2"/>
          <table:table-cell office:value-type="float" office:value="1.03" calcext:value-type="float">
            <text:p>1.03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39</text:p>
          </table:table-cell>
          <table:table-cell/>
          <table:table-cell table:style-name="Default" office:value-type="float" office:value="-17.74617591" calcext:value-type="float">
            <text:p>-17.74617591</text:p>
          </table:table-cell>
          <table:table-cell table:style-name="Default" office:value-type="float" office:value="-19.84703633" calcext:value-type="float">
            <text:p>-19.84703633</text:p>
          </table:table-cell>
          <table:table-cell table:style-name="Default" office:value-type="float" office:value="1.530530229" calcext:value-type="float">
            <text:p>1.530530229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40</text:p>
          </table:table-cell>
          <table:table-cell/>
          <table:table-cell table:style-name="Default" office:value-type="float" office:value="-16.3957935" calcext:value-type="float">
            <text:p>-16.3957935</text:p>
          </table:table-cell>
          <table:table-cell table:style-name="Default" office:value-type="float" office:value="-18.62571702" calcext:value-type="float">
            <text:p>-18.62571702</text:p>
          </table:table-cell>
          <table:table-cell table:style-name="Default" office:value-type="float" office:value="1.624555976" calcext:value-type="float">
            <text:p>1.624555976</text:p>
          </table:table-cell>
          <table:table-cell table:number-columns-repeated="2"/>
          <table:table-cell office:value-type="float" office:value="1.83" calcext:value-type="float">
            <text:p>1.83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41</text:p>
          </table:table-cell>
          <table:table-cell/>
          <table:table-cell table:style-name="Default" office:value-type="float" office:value="-12.60516252" calcext:value-type="float">
            <text:p>-12.60516252</text:p>
          </table:table-cell>
          <table:table-cell table:style-name="Default" office:value-type="float" office:value="-9.985659656" calcext:value-type="float">
            <text:p>-9.985659656</text:p>
          </table:table-cell>
          <table:table-cell table:style-name="Default" office:value-type="float" office:value="-1.908374437" calcext:value-type="float">
            <text:p>-1.908374437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42</text:p>
          </table:table-cell>
          <table:table-cell/>
          <table:table-cell table:style-name="Default" office:value-type="float" office:value="-12.05783939" calcext:value-type="float">
            <text:p>-12.05783939</text:p>
          </table:table-cell>
          <table:table-cell table:style-name="Default" office:value-type="float" office:value="-17.56214149" calcext:value-type="float">
            <text:p>-17.56214149</text:p>
          </table:table-cell>
          <table:table-cell table:style-name="Default" office:value-type="float" office:value="4.010024023" calcext:value-type="float">
            <text:p>4.010024023</text:p>
          </table:table-cell>
          <table:table-cell table:number-columns-repeated="2"/>
          <table:table-cell office:value-type="float" office:value="1.76" calcext:value-type="float">
            <text:p>1.7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43</text:p>
          </table:table-cell>
          <table:table-cell/>
          <table:table-cell table:style-name="Default" office:value-type="float" office:value="-10.96319312" calcext:value-type="float">
            <text:p>-10.96319312</text:p>
          </table:table-cell>
          <table:table-cell table:style-name="Default" office:value-type="float" office:value="-14.98087954" calcext:value-type="float">
            <text:p>-14.98087954</text:p>
          </table:table-cell>
          <table:table-cell table:style-name="Default" office:value-type="float" office:value="2.926986705" calcext:value-type="float">
            <text:p>2.926986705</text:p>
          </table:table-cell>
          <table:table-cell table:number-columns-repeated="2"/>
          <table:table-cell office:value-type="float" office:value="2.51" calcext:value-type="float">
            <text:p>2.51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44</text:p>
          </table:table-cell>
          <table:table-cell/>
          <table:table-cell table:style-name="Default" office:value-type="float" office:value="-13.27437859" calcext:value-type="float">
            <text:p>-13.27437859</text:p>
          </table:table-cell>
          <table:table-cell table:style-name="Default" office:value-type="float" office:value="-15.34894837" calcext:value-type="float">
            <text:p>-15.34894837</text:p>
          </table:table-cell>
          <table:table-cell table:style-name="Default" office:value-type="float" office:value="1.511376835" calcext:value-type="float">
            <text:p>1.511376835</text:p>
          </table:table-cell>
          <table:table-cell table:number-columns-repeated="2"/>
          <table:table-cell office:value-type="float" office:value="1.16" calcext:value-type="float">
            <text:p>1.16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45</text:p>
          </table:table-cell>
          <table:table-cell/>
          <table:table-cell table:style-name="Default" office:value-type="float" office:value="-13.0043021" calcext:value-type="float">
            <text:p>-13.0043021</text:p>
          </table:table-cell>
          <table:table-cell table:style-name="Default" office:value-type="float" office:value="-17.83221797" calcext:value-type="float">
            <text:p>-17.83221797</text:p>
          </table:table-cell>
          <table:table-cell table:style-name="Default" office:value-type="float" office:value="3.517259456" calcext:value-type="float">
            <text:p>3.517259456</text:p>
          </table:table-cell>
          <table:table-cell table:number-columns-repeated="2"/>
          <table:table-cell office:value-type="float" office:value="2.55" calcext:value-type="float">
            <text:p>2.55</text:p>
          </table:table-cell>
          <table:table-cell table:number-columns-repeated="8"/>
          <table:table-cell table:style-name="Default" table:number-columns-repeated="16368"/>
        </table:table-row>
        <table:table-row table:style-name="ro1">
          <table:table-cell office:value-type="string" calcext:value-type="string">
            <text:p>SM46</text:p>
          </table:table-cell>
          <table:table-cell/>
          <table:table-cell table:style-name="Default" office:value-type="float" office:value="-11.6706501" calcext:value-type="float">
            <text:p>-11.6706501</text:p>
          </table:table-cell>
          <table:table-cell table:style-name="Default" office:value-type="float" office:value="-15.45172084" calcext:value-type="float">
            <text:p>-15.45172084</text:p>
          </table:table-cell>
          <table:table-cell table:style-name="Default" office:value-type="float" office:value="2.754606168" calcext:value-type="float">
            <text:p>2.754606168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table:number-columns-repeated="8"/>
          <table:table-cell table:style-name="Default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ce6f2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2dcdb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bf1d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e6e0e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beef4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fdeada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9cde5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7e4bd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ccc1da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7dee8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fcd5b5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f81bd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c0504d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9bbb59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8064a2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4bacc6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f79646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071in 0.0102in 0.0071in" style:diagonal-bl-tr="none" style:diagonal-tl-br="none" fo:border-left="none" fo:border-right="none" fo:border-top="0.74pt solid #4f81bd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01:21:06.6754406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NSol" style:display-name="PageStyle_MNSo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odellab</meta:initial-creator>
    <meta:creation-date>2012-11-21T23:58:34</meta:creation-date>
    <dc:date>2025-10-01T01:23:23.257237989</dc:date>
    <meta:generator>LibreOffice/25.2.6.2$Linux_X86_64 LibreOffice_project/40d1a0e1d5bdf1afaeae24d9ece32bbb00fa66a4</meta:generator>
    <meta:editing-duration>PT23M46S</meta:editing-duration>
    <meta:editing-cycles>3</meta:editing-cycles>
    <meta:document-statistic meta:table-count="1" meta:cell-count="930" meta:object-count="3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4f81bd" svg:stroke-linecap="round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4f81bd" svg:stroke-linecap="round"/>
    </style:style>
    <style:style style:name="ch6" style:family="chart"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287cm" svg:height="7.028cm" xlink:href=".." xlink:type="simple" chart:class="chart:scatter" chart:style-name="ch1">
        <chart:plot-area chart:style-name="ch2" svg:x="0.428cm" svg:y="0.082cm" svg:width="14.524cm" svg:height="6.762cm">
          <chart:coordinate-region svg:x="0.661cm" svg:y="0.308cm" svg:width="14.199cm" svg:height="6.311cm"/>
          <chart:axis chart:dimension="x" chart:name="primary-x" chart:style-name="ch3"/>
          <chart:axis chart:dimension="y" chart:name="primary-y" chart:style-name="ch3"/>
          <chart:series chart:style-name="ch4" chart:values-cell-range-address="Sheet1.F3:Sheet1.F104" chart:class="chart:scatter">
            <chart:domain table:cell-range-address="Sheet1.C3:Sheet1.C104"/>
            <chart:regression-curve chart:style-name="ch5">
              <chart:equation chart:display-equation="true" chart:display-r-square="true" chart:style-name="ch6"/>
            </chart:regression-curve>
            <chart:data-point chart:repeated="1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9206500956023">
                <text:p>2.29206500956023</text:p>
                <draw:g>
                  <svg:desc>Sheet1.C3:Sheet1.C104</svg:desc>
                </draw:g>
              </table:table-cell>
              <table:table-cell office:value-type="float" office:value="2">
                <text:p>2</text:p>
                <draw:g>
                  <svg:desc>Sheet1.F3:Sheet1.F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577437858509">
                <text:p>2.2657743785850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7055449330784">
                <text:p>2.2705544933078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114722753346">
                <text:p>1.5511472275334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217017208413">
                <text:p>1.32170172084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8546845124283">
                <text:p>1.1854684512428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395793499044">
                <text:p>1.63957934990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9799235181644">
                <text:p>2.597992351816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32122370936902">
                <text:p>-0.932122370936902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628585086042065">
                <text:p>-0.628585086042065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05927342256214">
                <text:p>-0.305927342256214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24187380497132">
                <text:p>-2.24187380497132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72848948374761">
                <text:p>-3.72848948374761</text:p>
              </table:table-cell>
              <table:table-cell office:value-type="float" office:value="-4.23">
                <text:p>-4.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7772466539197">
                <text:p>2.27772466539197</text:p>
              </table:table-cell>
              <table:table-cell office:value-type="float" office:value="-5.11">
                <text:p>-5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41778202676864">
                <text:p>-3.41778202676864</text:p>
              </table:table-cell>
              <table:table-cell office:value-type="float" office:value="-5.01">
                <text:p>-5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67590822179732">
                <text:p>-3.67590822179732</text:p>
              </table:table-cell>
              <table:table-cell office:value-type="float" office:value="-6.62">
                <text:p>-6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.87332695984704">
                <text:p>-4.87332695984704</text:p>
              </table:table-cell>
              <table:table-cell office:value-type="float" office:value="-5.87">
                <text:p>-5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.2151051625239">
                <text:p>-5.2151051625239</text:p>
              </table:table-cell>
              <table:table-cell office:value-type="float" office:value="-5.49">
                <text:p>-5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44407265774379">
                <text:p>-3.44407265774379</text:p>
              </table:table-cell>
              <table:table-cell office:value-type="float" office:value="-6.14">
                <text:p>-6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28585086042065">
                <text:p>-1.28585086042065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68546845124283">
                <text:p>-3.68546845124283</text:p>
              </table:table-cell>
              <table:table-cell office:value-type="float" office:value="-5.05">
                <text:p>-5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59082217973231">
                <text:p>-2.59082217973231</text:p>
              </table:table-cell>
              <table:table-cell office:value-type="float" office:value="-4.84">
                <text:p>-4.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7112810707457">
                <text:p>-1.7112810707457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53824091778203">
                <text:p>-2.53824091778203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75812619502868">
                <text:p>-2.75812619502868</text:p>
              </table:table-cell>
              <table:table-cell office:value-type="float" office:value="-3.18">
                <text:p>-3.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04158699808795">
                <text:p>-4.04158699808795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23613766730402">
                <text:p>-3.23613766730402</text:p>
              </table:table-cell>
              <table:table-cell office:value-type="float" office:value="-3.85">
                <text:p>-3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52676864244742">
                <text:p>-4.52676864244742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.9263862332696">
                <text:p>-6.9263862332696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4612810707457">
                <text:p>-5.4612810707457</text:p>
              </table:table-cell>
              <table:table-cell office:value-type="float" office:value="-6.47">
                <text:p>-6.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73374760994264">
                <text:p>-5.73374760994264</text:p>
              </table:table-cell>
              <table:table-cell office:value-type="float" office:value="-6.16">
                <text:p>-6.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38193116634799">
                <text:p>-3.38193116634799</text:p>
              </table:table-cell>
              <table:table-cell office:value-type="float" office:value="-3.32">
                <text:p>-3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91347992351816">
                <text:p>-2.91347992351816</text:p>
              </table:table-cell>
              <table:table-cell office:value-type="float" office:value="-2.93">
                <text:p>-2.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32456978967495">
                <text:p>-3.32456978967495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08795411089866">
                <text:p>-3.08795411089866</text:p>
              </table:table-cell>
              <table:table-cell office:value-type="float" office:value="-2.83">
                <text:p>-2.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48231357552581">
                <text:p>-3.48231357552581</text:p>
              </table:table-cell>
              <table:table-cell office:value-type="float" office:value="-2.86">
                <text:p>-2.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.32695984703633">
                <text:p>-3.32695984703633</text:p>
              </table:table-cell>
              <table:table-cell office:value-type="float" office:value="-2.55">
                <text:p>-2.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98613766730402">
                <text:p>-6.98613766730402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29445506692161">
                <text:p>-2.29445506692161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22992351816444">
                <text:p>-2.22992351816444</text:p>
              </table:table-cell>
              <table:table-cell office:value-type="float" office:value="-5.57">
                <text:p>-5.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65583173996176">
                <text:p>-4.65583173996176</text:p>
              </table:table-cell>
              <table:table-cell office:value-type="float" office:value="-5.49">
                <text:p>-5.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09130019120459">
                <text:p>-2.09130019120459</text:p>
              </table:table-cell>
              <table:table-cell office:value-type="float" office:value="-4.94">
                <text:p>-4.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60181644359465">
                <text:p>-3.60181644359465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84799235181644">
                <text:p>-3.84799235181644</text:p>
              </table:table-cell>
              <table:table-cell office:value-type="float" office:value="-3.89">
                <text:p>-3.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68785850860421">
                <text:p>-3.68785850860421</text:p>
              </table:table-cell>
              <table:table-cell office:value-type="float" office:value="-3.85">
                <text:p>-3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33556405353729">
                <text:p>-4.33556405353729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45028680688337">
                <text:p>-4.45028680688337</text:p>
              </table:table-cell>
              <table:table-cell office:value-type="float" office:value="-3.34">
                <text:p>-3.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91969407265774">
                <text:p>-3.91969407265774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.27820267686424">
                <text:p>-4.27820267686424</text:p>
              </table:table-cell>
              <table:table-cell office:value-type="float" office:value="-3.08">
                <text:p>-3.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.51720841300191">
                <text:p>-4.51720841300191</text:p>
              </table:table-cell>
              <table:table-cell office:value-type="float" office:value="-4.12">
                <text:p>-4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76099426386233">
                <text:p>-4.76099426386233</text:p>
              </table:table-cell>
              <table:table-cell office:value-type="float" office:value="-6.77">
                <text:p>-6.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.25812619502868">
                <text:p>-5.25812619502868</text:p>
              </table:table-cell>
              <table:table-cell office:value-type="float" office:value="-7.17">
                <text:p>-7.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03154875717017">
                <text:p>-0.203154875717017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53728489483748">
                <text:p>0.353728489483748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6175908221797">
                <text:p>0.246175908221797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76768642447419">
                <text:p>0.77676864244741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599904397705545">
                <text:p>-0.599904397705545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1453154875717">
                <text:p>0.131453154875717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93594646271511">
                <text:p>0.19359464627151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68451242829828">
                <text:p>-0.468451242829828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32600382409178">
                <text:p>-0.432600382409178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95984703632887">
                <text:p>-0.19598470363288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19502868068834">
                <text:p>0.0119502868068834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52485659655832">
                <text:p>-0.652485659655832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45697896749522">
                <text:p>-0.745697896749522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9502868068834">
                <text:p>0.119502868068834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45315487571702">
                <text:p>0.064531548757170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9694072657744">
                <text:p>0.16969407265774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1453154875717">
                <text:p>0.131453154875717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5047801147228">
                <text:p>0.32504780114722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803059273422562">
                <text:p>-0.803059273422562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0564053537285">
                <text:p>2.10564053537285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30783938814532">
                <text:p>-3.30783938814532</text:p>
              </table:table-cell>
              <table:table-cell office:value-type="float" office:value="-4.31">
                <text:p>-4.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3914913957935">
                <text:p>-3.3914913957935</text:p>
              </table:table-cell>
              <table:table-cell office:value-type="float" office:value="-4.16">
                <text:p>-4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74139579349904">
                <text:p>-7.74139579349904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2131931166348">
                <text:p>-7.2131931166348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73183556405354">
                <text:p>-2.73183556405354</text:p>
              </table:table-cell>
              <table:table-cell office:value-type="float" office:value="-5.11">
                <text:p>-5.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98852772466539">
                <text:p>-1.98852772466539</text:p>
              </table:table-cell>
              <table:table-cell office:value-type="float" office:value="-5.51">
                <text:p>-5.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.55879541108987">
                <text:p>-3.55879541108987</text:p>
              </table:table-cell>
              <table:table-cell office:value-type="float" office:value="-3.91">
                <text:p>-3.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434034416826">
                <text:p>-1.434034416826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.71797323135755">
                <text:p>-4.71797323135755</text:p>
              </table:table-cell>
              <table:table-cell office:value-type="float" office:value="-3.95">
                <text:p>-3.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36854684512428">
                <text:p>-2.36854684512428</text:p>
              </table:table-cell>
              <table:table-cell office:value-type="float" office:value="-4.74">
                <text:p>-4.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8.12619502868069">
                <text:p>-8.12619502868069</text:p>
              </table:table-cell>
              <table:table-cell office:value-type="float" office:value="-10.9">
                <text:p>-10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.57934990439771">
                <text:p>-4.57934990439771</text:p>
              </table:table-cell>
              <table:table-cell office:value-type="float" office:value="-5.56">
                <text:p>-5.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.86472275334608">
                <text:p>-3.86472275334608</text:p>
              </table:table-cell>
              <table:table-cell office:value-type="float" office:value="-5.55">
                <text:p>-5.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.302103250478">
                <text:p>-14.302103250478</text:p>
              </table:table-cell>
              <table:table-cell office:value-type="float" office:value="-16.92">
                <text:p>-16.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.5219885277247">
                <text:p>-14.5219885277247</text:p>
              </table:table-cell>
              <table:table-cell office:value-type="float" office:value="-17.74">
                <text:p>-17.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4.5004780114723">
                <text:p>-14.5004780114723</text:p>
              </table:table-cell>
              <table:table-cell office:value-type="float" office:value="-18.17">
                <text:p>-18.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.09847036328872">
                <text:p>-7.09847036328872</text:p>
              </table:table-cell>
              <table:table-cell office:value-type="float" office:value="-8.72">
                <text:p>-8.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3.3317399617591">
                <text:p>-13.3317399617591</text:p>
              </table:table-cell>
              <table:table-cell office:value-type="float" office:value="-12.64">
                <text:p>-12.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7.1391013384321">
                <text:p>-17.1391013384321</text:p>
              </table:table-cell>
              <table:table-cell office:value-type="float" office:value="-18.06">
                <text:p>-18.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.2131931166348">
                <text:p>-7.2131931166348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.97179732313576">
                <text:p>-6.9717973231357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1.2715105162524">
                <text:p>-11.2715105162524</text:p>
              </table:table-cell>
              <table:table-cell office:value-type="float" office:value="-10.78">
                <text:p>-10.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.7519120458891">
                <text:p>-6.7519120458891</text:p>
              </table:table-cell>
              <table:table-cell office:value-type="float" office:value="-9.51">
                <text:p>-9.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.41682600382409">
                <text:p>-9.41682600382409</text:p>
              </table:table-cell>
              <table:table-cell office:value-type="float" office:value="-10.21">
                <text:p>-10.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.8527724665392">
                <text:p>-8.8527724665392</text:p>
              </table:table-cell>
              <table:table-cell office:value-type="float" office:value="-9.45">
                <text:p>-9.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8346080305927">
                <text:p>1.28346080305927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.1195028680688">
                <text:p>-10.1195028680688</text:p>
              </table:table-cell>
              <table:table-cell office:value-type="float" office:value="-9.61">
                <text:p>-9.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.30640535372849">
                <text:p>-7.30640535372849</text:p>
              </table:table-cell>
              <table:table-cell office:value-type="float" office:value="-9.37">
                <text:p>-9.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.9593690248566">
                <text:p>-9.9593690248566</text:p>
              </table:table-cell>
              <table:table-cell office:value-type="float" office:value="-8.61">
                <text:p>-8.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2.09847036">
                <text:p>-12.0984703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msLineDash_20_1" draw:display-name="msLineDash 1" draw:style="round" draw:dots1="1" draw:dots1-length="1%" draw:distance="199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4f81bd" svg:stroke-linecap="round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4f81bd" svg:stroke-linecap="round"/>
    </style:style>
    <style:style style:name="ch6" style:family="chart"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4.435cm" svg:height="7.621cm" xlink:href=".." xlink:type="simple" chart:class="chart:scatter" chart:style-name="ch1">
        <chart:plot-area chart:style-name="ch2" svg:x="0.555cm" svg:y="0.162cm" svg:width="13.639cm" svg:height="7.295cm">
          <chart:coordinate-region svg:x="0.788cm" svg:y="0.388cm" svg:width="13.314cm" svg:height="6.844cm"/>
          <chart:axis chart:dimension="x" chart:name="primary-x" chart:style-name="ch3"/>
          <chart:axis chart:dimension="y" chart:name="primary-y" chart:style-name="ch3"/>
          <chart:series chart:style-name="ch4" chart:values-cell-range-address="Sheet1.G3:Sheet1.G104" chart:class="chart:scatter">
            <chart:domain table:cell-range-address="Sheet1.D3:Sheet1.D104"/>
            <chart:regression-curve chart:style-name="ch5">
              <chart:equation chart:display-equation="true" chart:display-r-square="true" chart:style-name="ch6"/>
            </chart:regression-curve>
            <chart:data-point chart:repeated="1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3116634799235">
                <text:p>0.693116634799235</text:p>
                <draw:g>
                  <svg:desc>Sheet1.D3:Sheet1.D104</svg:desc>
                </draw:g>
              </table:table-cell>
              <table:table-cell office:value-type="float" office:value="0.51">
                <text:p>0.51</text:p>
                <draw:g>
                  <svg:desc>Sheet1.G3:Sheet1.G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39388145315488">
                <text:p>-0.339388145315488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1414913957935">
                <text:p>-2.1414913957935</text:p>
              </table:table-cell>
              <table:table-cell office:value-type="float" office:value="-1.86">
                <text:p>-1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41491395793499">
                <text:p>-1.41491395793499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45841300191205">
                <text:p>-3.45841300191205</text:p>
              </table:table-cell>
              <table:table-cell office:value-type="float" office:value="-2.65">
                <text:p>-2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16347992351817">
                <text:p>-4.16347992351817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6998087954111">
                <text:p>0.336998087954111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85564053537285">
                <text:p>-0.585564053537285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30544933078394">
                <text:p>-3.30544933078394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8240917782027">
                <text:p>-5.38240917782027</text:p>
              </table:table-cell>
              <table:table-cell office:value-type="float" office:value="-5.07">
                <text:p>-5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.11472275334608">
                <text:p>-5.11472275334608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00047801147228">
                <text:p>-7.00047801147228</text:p>
              </table:table-cell>
              <table:table-cell office:value-type="float" office:value="-6.97">
                <text:p>-6.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.7050669216061">
                <text:p>-10.7050669216061</text:p>
              </table:table-cell>
              <table:table-cell office:value-type="float" office:value="-10.47">
                <text:p>-10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4856596558317">
                <text:p>0.274856596558317</text:p>
              </table:table-cell>
              <table:table-cell office:value-type="float" office:value="-3.87">
                <text:p>-3.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48231357552581">
                <text:p>-3.48231357552581</text:p>
              </table:table-cell>
              <table:table-cell office:value-type="float" office:value="-4.36">
                <text:p>-4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.85564053537285">
                <text:p>-5.85564053537285</text:p>
              </table:table-cell>
              <table:table-cell office:value-type="float" office:value="-8.69">
                <text:p>-8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.24187380497132">
                <text:p>-7.24187380497132</text:p>
              </table:table-cell>
              <table:table-cell office:value-type="float" office:value="-8.49">
                <text:p>-8.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.91586998087954">
                <text:p>-7.91586998087954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46988527724665">
                <text:p>-6.46988527724665</text:p>
              </table:table-cell>
              <table:table-cell office:value-type="float" office:value="-8.84">
                <text:p>-8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52055449330784">
                <text:p>-3.52055449330784</text:p>
              </table:table-cell>
              <table:table-cell office:value-type="float" office:value="-3.93">
                <text:p>-3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.48613766730402">
                <text:p>-4.48613766730402</text:p>
              </table:table-cell>
              <table:table-cell office:value-type="float" office:value="-4.89">
                <text:p>-4.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68785850860421">
                <text:p>-3.68785850860421</text:p>
              </table:table-cell>
              <table:table-cell office:value-type="float" office:value="-4.55">
                <text:p>-4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.0406309751434">
                <text:p>-5.0406309751434</text:p>
              </table:table-cell>
              <table:table-cell office:value-type="float" office:value="-5.47">
                <text:p>-5.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98518164435946">
                <text:p>-2.98518164435946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80497131931166">
                <text:p>-3.80497131931166</text:p>
              </table:table-cell>
              <table:table-cell office:value-type="float" office:value="-4.62">
                <text:p>-4.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.08747609942639">
                <text:p>-6.08747609942639</text:p>
              </table:table-cell>
              <table:table-cell office:value-type="float" office:value="-6.13">
                <text:p>-6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51099426386233">
                <text:p>-3.51099426386233</text:p>
              </table:table-cell>
              <table:table-cell office:value-type="float" office:value="-3.15">
                <text:p>-3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60229445506692">
                <text:p>-5.60229445506692</text:p>
              </table:table-cell>
              <table:table-cell office:value-type="float" office:value="-5.01">
                <text:p>-5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95458891013384">
                <text:p>-4.95458891013384</text:p>
              </table:table-cell>
              <table:table-cell office:value-type="float" office:value="-6.35">
                <text:p>-6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31070745697897">
                <text:p>-5.31070745697897</text:p>
              </table:table-cell>
              <table:table-cell office:value-type="float" office:value="-6.86">
                <text:p>-6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.04588910133843">
                <text:p>-7.04588910133843</text:p>
              </table:table-cell>
              <table:table-cell office:value-type="float" office:value="-8.22">
                <text:p>-8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565965583174">
                <text:p>-3.565965583174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.1395793499044">
                <text:p>-4.1395793499044</text:p>
              </table:table-cell>
              <table:table-cell office:value-type="float" office:value="-4.06">
                <text:p>-4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.48135755258126">
                <text:p>-4.48135755258126</text:p>
              </table:table-cell>
              <table:table-cell office:value-type="float" office:value="-4.06">
                <text:p>-4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99760994263862">
                <text:p>-4.99760994263862</text:p>
              </table:table-cell>
              <table:table-cell office:value-type="float" office:value="-4.59">
                <text:p>-4.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.40869980879541">
                <text:p>-5.40869980879541</text:p>
              </table:table-cell>
              <table:table-cell office:value-type="float" office:value="-4.55">
                <text:p>-4.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22370936902486">
                <text:p>-6.22370936902486</text:p>
              </table:table-cell>
              <table:table-cell office:value-type="float" office:value="-4.96">
                <text:p>-4.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.18690248565966">
                <text:p>-7.18690248565966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88145315487572">
                <text:p>-3.88145315487572</text:p>
              </table:table-cell>
              <table:table-cell office:value-type="float" office:value="-5.34">
                <text:p>-5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60803059273423">
                <text:p>-4.60803059273423</text:p>
              </table:table-cell>
              <table:table-cell office:value-type="float" office:value="-5.87">
                <text:p>-5.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91539196940727">
                <text:p>-5.91539196940727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72753346080306">
                <text:p>-4.72753346080306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.49139579349904">
                <text:p>-6.49139579349904</text:p>
              </table:table-cell>
              <table:table-cell office:value-type="float" office:value="-6.94">
                <text:p>-6.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20028680688337">
                <text:p>-3.20028680688337</text:p>
              </table:table-cell>
              <table:table-cell office:value-type="float" office:value="-3.15">
                <text:p>-3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84082217973231">
                <text:p>-3.84082217973231</text:p>
              </table:table-cell>
              <table:table-cell office:value-type="float" office:value="-3.66">
                <text:p>-3.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.60611854684512">
                <text:p>-6.60611854684512</text:p>
              </table:table-cell>
              <table:table-cell office:value-type="float" office:value="-6.09">
                <text:p>-6.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08843212237094">
                <text:p>-5.08843212237094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65822179732314">
                <text:p>-4.65822179732314</text:p>
              </table:table-cell>
              <table:table-cell office:value-type="float" office:value="-4.23">
                <text:p>-4.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7791586998088">
                <text:p>-5.7791586998088</text:p>
              </table:table-cell>
              <table:table-cell office:value-type="float" office:value="-5.11">
                <text:p>-5.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.05783938814532">
                <text:p>-7.05783938814532</text:p>
              </table:table-cell>
              <table:table-cell office:value-type="float" office:value="-6.63">
                <text:p>-6.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03441682600382">
                <text:p>-4.03441682600382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.9225621414914">
                <text:p>-5.9225621414914</text:p>
              </table:table-cell>
              <table:table-cell office:value-type="float" office:value="-5.99">
                <text:p>-5.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81070745697897">
                <text:p>-2.81070745697897</text:p>
              </table:table-cell>
              <table:table-cell office:value-type="float" office:value="-3.07">
                <text:p>-3.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63049713193117">
                <text:p>-3.63049713193117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08652007648184">
                <text:p>-2.08652007648184</text:p>
              </table:table-cell>
              <table:table-cell office:value-type="float" office:value="-2.58">
                <text:p>-2.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97705544933078">
                <text:p>-3.97705544933078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61759082217973">
                <text:p>-4.61759082217973</text:p>
              </table:table-cell>
              <table:table-cell office:value-type="float" office:value="-4.53">
                <text:p>-4.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83460803059273">
                <text:p>-2.83460803059273</text:p>
              </table:table-cell>
              <table:table-cell office:value-type="float" office:value="-3.06">
                <text:p>-3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73183556405354">
                <text:p>-2.73183556405354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73948374760994">
                <text:p>-4.7394837476099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.11137667304015">
                <text:p>-6.11137667304015</text:p>
              </table:table-cell>
              <table:table-cell office:value-type="float" office:value="-6.01">
                <text:p>-6.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.83652007648184">
                <text:p>-5.83652007648184</text:p>
              </table:table-cell>
              <table:table-cell office:value-type="float" office:value="-5.67">
                <text:p>-5.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02437858508604">
                <text:p>-2.02437858508604</text:p>
              </table:table-cell>
              <table:table-cell office:value-type="float" office:value="-2.43">
                <text:p>-2.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.05592734225621">
                <text:p>-4.05592734225621</text:p>
              </table:table-cell>
              <table:table-cell office:value-type="float" office:value="-4.18">
                <text:p>-4.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4923518164436">
                <text:p>-5.4923518164436</text:p>
              </table:table-cell>
              <table:table-cell office:value-type="float" office:value="-5.62">
                <text:p>-5.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73661567877629">
                <text:p>-2.73661567877629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66156787762906">
                <text:p>-3.66156787762906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53011472275335">
                <text:p>-3.53011472275335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28776290630975">
                <text:p>-4.28776290630975</text:p>
              </table:table-cell>
              <table:table-cell office:value-type="float" office:value="-4.16">
                <text:p>-4.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.16730401529637">
                <text:p>-5.16730401529637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.34177820267686">
                <text:p>-5.34177820267686</text:p>
              </table:table-cell>
              <table:table-cell office:value-type="float" office:value="-5.46">
                <text:p>-5.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02294455066922">
                <text:p>-0.60229445506692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.64866156787763">
                <text:p>-4.64866156787763</text:p>
              </table:table-cell>
              <table:table-cell office:value-type="float" office:value="-4.81">
                <text:p>-4.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.96653919694073">
                <text:p>-4.96653919694073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.4631931166348">
                <text:p>-8.4631931166348</text:p>
              </table:table-cell>
              <table:table-cell office:value-type="float" office:value="-7.81">
                <text:p>-7.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.88288718929254">
                <text:p>-9.88288718929254</text:p>
              </table:table-cell>
              <table:table-cell office:value-type="float" office:value="-8.88">
                <text:p>-8.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42782026768643">
                <text:p>-5.42782026768643</text:p>
              </table:table-cell>
              <table:table-cell office:value-type="float" office:value="-6.27">
                <text:p>-6.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37284894837476">
                <text:p>-5.37284894837476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.9574569789675">
                <text:p>-6.9574569789675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34273422562142">
                <text:p>-4.34273422562142</text:p>
              </table:table-cell>
              <table:table-cell office:value-type="float" office:value="-4.21">
                <text:p>-4.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.06070745697897">
                <text:p>-4.06070745697897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5.44933078393881">
                <text:p>-5.44933078393881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.84703632887189">
                <text:p>-9.84703632887189</text:p>
              </table:table-cell>
              <table:table-cell office:value-type="float" office:value="-11.77">
                <text:p>-11.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.43642447418738">
                <text:p>-6.43642447418738</text:p>
              </table:table-cell>
              <table:table-cell office:value-type="float" office:value="-7.36">
                <text:p>-7.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.34560229445507">
                <text:p>-6.34560229445507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.137189292543">
                <text:p>-14.137189292543</text:p>
              </table:table-cell>
              <table:table-cell office:value-type="float" office:value="-15.71">
                <text:p>-15.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5.0071701720841">
                <text:p>-15.0071701720841</text:p>
              </table:table-cell>
              <table:table-cell office:value-type="float" office:value="-17.26">
                <text:p>-17.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5.7433078393881">
                <text:p>-15.7433078393881</text:p>
              </table:table-cell>
              <table:table-cell office:value-type="float" office:value="-17.88">
                <text:p>-17.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.4904397705545">
                <text:p>-12.4904397705545</text:p>
              </table:table-cell>
              <table:table-cell office:value-type="float" office:value="-13.59">
                <text:p>-13.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5.5951242829828">
                <text:p>-15.5951242829828</text:p>
              </table:table-cell>
              <table:table-cell office:value-type="float" office:value="-12.54">
                <text:p>-12.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5.8484703632887">
                <text:p>-15.8484703632887</text:p>
              </table:table-cell>
              <table:table-cell office:value-type="float" office:value="-18.89">
                <text:p>-18.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.736137667304">
                <text:p>-10.736137667304</text:p>
              </table:table-cell>
              <table:table-cell office:value-type="float" office:value="-12.57">
                <text:p>-12.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2.0004780114723">
                <text:p>-12.0004780114723</text:p>
              </table:table-cell>
              <table:table-cell office:value-type="float" office:value="-12.42">
                <text:p>-12.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5.6094646271511">
                <text:p>-15.6094646271511</text:p>
              </table:table-cell>
              <table:table-cell office:value-type="float" office:value="-15.04">
                <text:p>-15.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.2724665391969">
                <text:p>-10.2724665391969</text:p>
              </table:table-cell>
              <table:table-cell office:value-type="float" office:value="-12.18">
                <text:p>-12.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4.5339388145315">
                <text:p>-14.5339388145315</text:p>
              </table:table-cell>
              <table:table-cell office:value-type="float" office:value="-14.55">
                <text:p>-14.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.8771510516252">
                <text:p>-10.8771510516252</text:p>
              </table:table-cell>
              <table:table-cell office:value-type="float" office:value="-11.35">
                <text:p>-11.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95793499043977">
                <text:p>-3.9579349904397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1.2954110898662">
                <text:p>-11.2954110898662</text:p>
              </table:table-cell>
              <table:table-cell office:value-type="float" office:value="-11.18">
                <text:p>-11.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1.7614722753346">
                <text:p>-11.7614722753346</text:p>
              </table:table-cell>
              <table:table-cell office:value-type="float" office:value="-13.52">
                <text:p>-13.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.78585086042065">
                <text:p>-8.78585086042065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6.43642447">
                <text:p>-16.436424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msLineDash_20_1" draw:display-name="msLineDash 1" draw:style="round" draw:dots1="1" draw:dots1-length="1%" draw:distance="199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4f81bd" svg:stroke-linecap="round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4f81bd" svg:stroke-linecap="round"/>
    </style:style>
    <style:style style:name="ch8" style:family="chart">
      <style:text-properties fo:color="#595959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tr" fo:country="TR" style:font-size-asian="14pt" style:font-size-complex="14pt"/>
    </style:style>
    <style:style style:name="T2" style:family="text">
      <style:text-properties fo:color="#595959" style:text-position="0% 100%" fo:font-family="Calibri" fo:font-size="10pt" fo:language="tr" fo:country="TR" style:font-size-asian="10pt" style:font-size-complex="10pt"/>
    </style:style>
  </office:automatic-styles>
  <office:body>
    <office:chart>
      <chart:chart svg:width="16.995cm" svg:height="7.924cm" xlink:href=".." xlink:type="simple" chart:class="chart:scatter" chart:style-name="ch1">
        <chart:title svg:x="7.884cm" svg:y="0.293cm" chart:style-name="ch2">
          <text:p><text:span text:style-name="T1">logP</text:span></text:p>
        </chart:title>
        <chart:plot-area chart:style-name="ch3" svg:x="1.478cm" svg:y="1.436cm" svg:width="15.178cm" svg:height="5.221cm">
          <chart:coordinate-region svg:x="1.62cm" svg:y="1.662cm" svg:width="14.943cm" svg:height="4.77cm"/>
          <chart:axis chart:dimension="x" chart:name="primary-x" chart:style-name="ch4">
            <chart:title svg:x="7.931cm" svg:y="6.815cm" chart:style-name="ch2">
              <text:p><text:span text:style-name="T2">Experimental</text:span></text:p>
            </chart:title>
          </chart:axis>
          <chart:axis chart:dimension="y" chart:name="primary-y" chart:style-name="ch4">
            <chart:title svg:x="0.451cm" svg:y="5.302cm" chart:style-name="ch5">
              <text:p><text:span text:style-name="T2">BAR calculated</text:span></text:p>
            </chart:title>
          </chart:axis>
          <chart:series chart:style-name="ch6" chart:values-cell-range-address="Sheet1.E3:Sheet1.E104" chart:class="chart:scatter">
            <chart:domain table:cell-range-address="Sheet1.H3:Sheet1.H104"/>
            <chart:regression-curve chart:style-name="ch7">
              <chart:equation chart:display-equation="true" chart:display-r-square="true" chart:style-name="ch8"/>
            </chart:regression-curve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8550288160612">
                <text:p>1.08550288160612</text:p>
                <draw:g>
                  <svg:desc>Sheet1.H3:Sheet1.H104</svg:desc>
                </draw:g>
              </table:table-cell>
              <table:table-cell office:value-type="float" office:value="1.16487454251173">
                <text:p>1.16487454251173</text:p>
                <draw:g>
                  <svg:desc>Sheet1.E3:Sheet1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9945779702491">
                <text:p>1.79945779702491</text:p>
              </table:table-cell>
              <table:table-cell office:value-type="float" office:value="1.89792713204452">
                <text:p>1.89792713204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7039017015309">
                <text:p>2.87039017015309</text:p>
              </table:table-cell>
              <table:table-cell office:value-type="float" office:value="3.21428760160935">
                <text:p>3.21428760160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120347461573">
                <text:p>1.7120347461573</text:p>
              </table:table-cell>
              <table:table-cell office:value-type="float" office:value="2.16085098244702">
                <text:p>2.16085098244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0482288200238">
                <text:p>2.80482288200238</text:p>
              </table:table-cell>
              <table:table-cell office:value-type="float" office:value="3.48243510466885">
                <text:p>3.48243510466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1678423807563">
                <text:p>3.41678423807563</text:p>
              </table:table-cell>
              <table:table-cell office:value-type="float" office:value="3.89684488212444">
                <text:p>3.89684488212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192915280095">
                <text:p>1.12192915280095</text:p>
              </table:table-cell>
              <table:table-cell office:value-type="float" office:value="0.948963566022262">
                <text:p>0.948963566022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57462715911">
                <text:p>1.7557462715911</text:p>
              </table:table-cell>
              <table:table-cell office:value-type="float" office:value="2.31930177970945">
                <text:p>2.31930177970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7629745810566">
                <text:p>2.07629745810566</text:p>
              </table:table-cell>
              <table:table-cell office:value-type="float" office:value="1.72902902946808">
                <text:p>1.72902902946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3795101764933">
                <text:p>3.03795101764933</text:p>
              </table:table-cell>
              <table:table-cell office:value-type="float" office:value="3.46328171159317">
                <text:p>3.46328171159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1279711938455">
                <text:p>3.21279711938455</text:p>
              </table:table-cell>
              <table:table-cell office:value-type="float" office:value="3.50332971529686">
                <text:p>3.50332971529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3664644144699">
                <text:p>3.33664644144699</text:p>
              </table:table-cell>
              <table:table-cell office:value-type="float" office:value="3.46676414669784">
                <text:p>3.46676414669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4599864511555">
                <text:p>4.54599864511555</text:p>
              </table:table-cell>
              <table:table-cell office:value-type="float" office:value="5.08261403526417">
                <text:p>5.082614035264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03371525631936">
                <text:p>-0.903371525631936</text:p>
              </table:table-cell>
              <table:table-cell office:value-type="float" office:value="1.45914030885625">
                <text:p>1.4591403088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473541525532869">
                <text:p>-0.473541525532869</text:p>
              </table:table-cell>
              <table:table-cell office:value-type="float" office:value="0.0470128739130293">
                <text:p>0.04701287391302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804762746622">
                <text:p>1.50804762746622</text:p>
              </table:table-cell>
              <table:table-cell office:value-type="float" office:value="1.587990407729">
                <text:p>1.587990407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0873661060941">
                <text:p>1.90873661060941</text:p>
              </table:table-cell>
              <table:table-cell office:value-type="float" office:value="1.72554659436341">
                <text:p>1.72554659436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7430389876012">
                <text:p>1.97430389876012</text:p>
              </table:table-cell>
              <table:table-cell office:value-type="float" office:value="1.9675758341379">
                <text:p>1.96757583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6701864452115">
                <text:p>1.96701864452115</text:p>
              </table:table-cell>
              <table:table-cell office:value-type="float" office:value="2.20438142125537">
                <text:p>2.204381421255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5121694992492">
                <text:p>0.335121694992492</text:p>
              </table:table-cell>
              <table:table-cell office:value-type="float" office:value="1.62803841143269">
                <text:p>1.62803841143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16564067823476">
                <text:p>-0.116564067823476</text:p>
              </table:table-cell>
              <table:table-cell office:value-type="float" office:value="0.583307880032035">
                <text:p>0.583307880032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1127237293005">
                <text:p>-0.21127237293005</text:p>
              </table:table-cell>
              <table:table-cell office:value-type="float" office:value="0.799218856521505">
                <text:p>0.799218856521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01467801681">
                <text:p>2.2001467801681</text:p>
              </table:table-cell>
              <table:table-cell office:value-type="float" office:value="2.42551605040185">
                <text:p>2.42551605040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2682542488739">
                <text:p>0.502682542488739</text:p>
              </table:table-cell>
              <table:table-cell office:value-type="float" office:value="0.325607682286531">
                <text:p>0.325607682286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4907661041128">
                <text:p>1.04907661041128</text:p>
              </table:table-cell>
              <table:table-cell office:value-type="float" office:value="0.762653287922475">
                <text:p>0.762653287922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3718864442209">
                <text:p>1.53718864442209</text:p>
              </table:table-cell>
              <table:table-cell office:value-type="float" office:value="1.49048222479827">
                <text:p>1.490482224798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509967796727706">
                <text:p>-0.509967796727706</text:p>
              </table:table-cell>
              <table:table-cell office:value-type="float" office:value="0.200240018518453">
                <text:p>0.200240018518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0413389885919">
                <text:p>0.240413389885919</text:p>
              </table:table-cell>
              <table:table-cell office:value-type="float" office:value="0.783547898550488">
                <text:p>0.783547898550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54983898363853">
                <text:p>-0.254983898363853</text:p>
              </table:table-cell>
              <table:table-cell office:value-type="float" office:value="-1.4365044806759">
                <text:p>-1.43650448067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4124915319722">
                <text:p>0.284124915319722</text:p>
              </table:table-cell>
              <table:table-cell office:value-type="float" office:value="-0.109696705797068">
                <text:p>-0.109696705797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0076237322725">
                <text:p>1.50076237322725</text:p>
              </table:table-cell>
              <table:table-cell office:value-type="float" office:value="0.955928436231596">
                <text:p>0.9559284362315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0275593257279">
                <text:p>0.160275593257279</text:p>
              </table:table-cell>
              <table:table-cell office:value-type="float" office:value="0.134073751529755">
                <text:p>0.134073751529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3233729003296">
                <text:p>0.823233729003296</text:p>
              </table:table-cell>
              <table:table-cell office:value-type="float" office:value="0.893244604347564">
                <text:p>0.893244604347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99384406940853">
                <text:p>0.699384406940853</text:p>
              </table:table-cell>
              <table:table-cell office:value-type="float" office:value="0.842749295329861">
                <text:p>0.8427492953298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8220474605823">
                <text:p>1.28220474605823</text:p>
              </table:table-cell>
              <table:table-cell office:value-type="float" office:value="1.3912328243152">
                <text:p>1.3912328243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3120796638546">
                <text:p>1.23120796638546</text:p>
              </table:table-cell>
              <table:table-cell office:value-type="float" office:value="1.40342134718155">
                <text:p>1.40342134718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557462715911">
                <text:p>1.7557462715911</text:p>
              </table:table-cell>
              <table:table-cell office:value-type="float" office:value="2.11035567342932">
                <text:p>2.110355673429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16564067823476">
                <text:p>-1.16564067823476</text:p>
              </table:table-cell>
              <table:table-cell office:value-type="float" office:value="0.146262274396091">
                <text:p>0.146262274396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66256271293902">
                <text:p>0.466256271293902</text:p>
              </table:table-cell>
              <table:table-cell office:value-type="float" office:value="1.15616845475006">
                <text:p>1.156168454750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8557627169017">
                <text:p>0.218557627169017</text:p>
              </table:table-cell>
              <table:table-cell office:value-type="float" office:value="1.73251146457275">
                <text:p>1.73251146457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88801017154001">
                <text:p>0.888801017154001</text:p>
              </table:table-cell>
              <table:table-cell office:value-type="float" office:value="0.917621650080243">
                <text:p>0.9176216500802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0935220366856">
                <text:p>1.20935220366856</text:p>
              </table:table-cell>
              <table:table-cell office:value-type="float" office:value="1.92056296022487">
                <text:p>1.920562960224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4646745800659">
                <text:p>1.64646745800659</text:p>
              </table:table-cell>
              <table:table-cell office:value-type="float" office:value="2.10513202077231">
                <text:p>2.10513202077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39108813683575">
                <text:p>-0.539108813683575</text:p>
              </table:table-cell>
              <table:table-cell office:value-type="float" office:value="-0.471869956682623">
                <text:p>-0.471869956682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38419830540377">
                <text:p>-0.138419830540377</text:p>
              </table:table-cell>
              <table:table-cell office:value-type="float" office:value="0.111437923349398">
                <text:p>0.1114379233493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4976559355448">
                <text:p>1.44976559355448</text:p>
              </table:table-cell>
              <table:table-cell office:value-type="float" office:value="1.6541566747177">
                <text:p>1.65415667471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01377966286395">
                <text:p>0.801377966286395</text:p>
              </table:table-cell>
              <table:table-cell office:value-type="float" office:value="0.46490508647329">
                <text:p>0.464905086473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4092712047428">
                <text:p>0.794092712047428</text:p>
              </table:table-cell>
              <table:table-cell office:value-type="float" office:value="0.538036223671343">
                <text:p>0.5380362236713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7890661051035">
                <text:p>1.47890661051035</text:p>
              </table:table-cell>
              <table:table-cell office:value-type="float" office:value="1.09348462286602">
                <text:p>1.093484622866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2859881398077">
                <text:p>1.82859881398077</text:p>
              </table:table-cell>
              <table:table-cell office:value-type="float" office:value="1.8509142581315">
                <text:p>1.85091425813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84813898462919">
                <text:p>-0.684813898462919</text:p>
              </table:table-cell>
              <table:table-cell office:value-type="float" office:value="-0.529330135909666">
                <text:p>-0.5293301359096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859660000198133">
                <text:p>-0.859660000198133</text:p>
              </table:table-cell>
              <table:table-cell office:value-type="float" office:value="0.484058479548973">
                <text:p>0.4840584795489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457784748634">
                <text:p>1.2457784748634</text:p>
              </table:table-cell>
              <table:table-cell office:value-type="float" office:value="1.89966834959686">
                <text:p>1.899668349596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9615966147702">
                <text:p>1.99615966147702</text:p>
              </table:table-cell>
              <table:table-cell office:value-type="float" office:value="2.90260965974149">
                <text:p>2.902609659741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2062457659861">
                <text:p>1.42062457659861</text:p>
              </table:table-cell>
              <table:table-cell office:value-type="float" office:value="1.6994283310784">
                <text:p>1.69942833107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0612745820473">
                <text:p>2.50612745820473</text:p>
              </table:table-cell>
              <table:table-cell office:value-type="float" office:value="3.46328171159316">
                <text:p>3.463281711593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7959559365354">
                <text:p>1.87959559365354</text:p>
              </table:table-cell>
              <table:table-cell office:value-type="float" office:value="2.92698670547416">
                <text:p>2.926986705474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3258593267186">
                <text:p>2.03258593267186</text:p>
              </table:table-cell>
              <table:table-cell office:value-type="float" office:value="2.16085098244702">
                <text:p>2.160850982447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8688084789251">
                <text:p>1.88688084789251</text:p>
              </table:table-cell>
              <table:table-cell office:value-type="float" office:value="2.13125028405734">
                <text:p>2.131250284057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2667864471928">
                <text:p>2.82667864471928</text:p>
              </table:table-cell>
              <table:table-cell office:value-type="float" office:value="3.11155576602161">
                <text:p>3.111555766021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8764322111976">
                <text:p>3.38764322111976</text:p>
              </table:table-cell>
              <table:table-cell office:value-type="float" office:value="4.13713290434659">
                <text:p>4.137132904346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9492847535873">
                <text:p>3.39492847535873</text:p>
              </table:table-cell>
              <table:table-cell office:value-type="float" office:value="4.10927342350924">
                <text:p>4.109273423509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7292593247372">
                <text:p>1.17292593247372</text:p>
              </table:table-cell>
              <table:table-cell office:value-type="float" office:value="1.48351735458893">
                <text:p>1.483517354588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0804762746622">
                <text:p>1.50804762746622</text:p>
              </table:table-cell>
              <table:table-cell office:value-type="float" office:value="2.47949379452422">
                <text:p>2.479493794524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5183254298407">
                <text:p>2.65183254298407</text:p>
              </table:table-cell>
              <table:table-cell office:value-type="float" office:value="3.45805805893617">
                <text:p>3.458058058936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0275593257279">
                <text:p>1.60275593257279</text:p>
              </table:table-cell>
              <table:table-cell office:value-type="float" office:value="2.08075497503964">
                <text:p>2.080754975039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8358271234463">
                <text:p>2.08358271234463</text:p>
              </table:table-cell>
              <table:table-cell office:value-type="float" office:value="2.71455816408936">
                <text:p>2.714558164089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2729423777843">
                <text:p>2.12729423777843</text:p>
              </table:table-cell>
              <table:table-cell office:value-type="float" office:value="2.69540477101369">
                <text:p>2.695404771013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3197033961271">
                <text:p>2.73197033961271</text:p>
              </table:table-cell>
              <table:table-cell office:value-type="float" office:value="3.21951125426635">
                <text:p>3.219511254266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5121694992492">
                <text:p>3.35121694992492</text:p>
              </table:table-cell>
              <table:table-cell office:value-type="float" office:value="4.00131793526451">
                <text:p>4.001317935264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1410169558689">
                <text:p>2.91410169558689</text:p>
              </table:table-cell>
              <table:table-cell office:value-type="float" office:value="3.30657213188307">
                <text:p>3.306572131883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0935220366856">
                <text:p>1.20935220366856</text:p>
              </table:table-cell>
              <table:table-cell office:value-type="float" office:value="1.9727994867949">
                <text:p>1.9727994867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4262711948361">
                <text:p>0.364262711948361</text:p>
              </table:table-cell>
              <table:table-cell office:value-type="float" office:value="0.976823046859609">
                <text:p>0.9768230468596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99384406940854">
                <text:p>0.699384406940854</text:p>
              </table:table-cell>
              <table:table-cell office:value-type="float" office:value="1.14746236698839">
                <text:p>1.147462366988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48387627268083">
                <text:p>-0.648387627268083</text:p>
              </table:table-cell>
              <table:table-cell office:value-type="float" office:value="0.525847700805">
                <text:p>0.525847700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86807457808461">
                <text:p>0.786807457808461</text:p>
              </table:table-cell>
              <table:table-cell office:value-type="float" office:value="1.94494000595755">
                <text:p>1.94494000595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45089491720198">
                <text:p>0.845089491720198</text:p>
              </table:table-cell>
              <table:table-cell office:value-type="float" office:value="1.96409339903323">
                <text:p>1.964093399033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48387627268084">
                <text:p>0.648387627268084</text:p>
              </table:table-cell>
              <table:table-cell office:value-type="float" office:value="2.46556405410554">
                <text:p>2.465564054105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4056017005402">
                <text:p>2.44056017005402</text:p>
              </table:table-cell>
              <table:table-cell office:value-type="float" office:value="2.47601135941955">
                <text:p>2.47601135941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4092712047428">
                <text:p>0.794092712047428</text:p>
              </table:table-cell>
              <table:table-cell office:value-type="float" office:value="2.119061761191">
                <text:p>2.1190617611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20551186514558">
                <text:p>-0.320551186514558</text:p>
              </table:table-cell>
              <table:table-cell office:value-type="float" office:value="-0.478834826891962">
                <text:p>-0.478834826891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2928779712397">
                <text:p>2.22928779712397</text:p>
              </table:table-cell>
              <table:table-cell office:value-type="float" office:value="2.24442942495907">
                <text:p>2.244429424959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3817118790148">
                <text:p>0.633817118790148</text:p>
              </table:table-cell>
              <table:table-cell office:value-type="float" office:value="1.25367663768078">
                <text:p>1.253676637680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113457630141">
                <text:p>1.3113457630141</text:p>
              </table:table-cell>
              <table:table-cell office:value-type="float" office:value="1.35292603816384">
                <text:p>1.352926038163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7691305116481">
                <text:p>1.37691305116481</text:p>
              </table:table-cell>
              <table:table-cell office:value-type="float" office:value="1.80738381932313">
                <text:p>1.80738381932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81515762915035">
                <text:p>-0.881515762915035</text:p>
              </table:table-cell>
              <table:table-cell office:value-type="float" office:value="-0.120144011111082">
                <text:p>-0.1201440111110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349692203470425">
                <text:p>-0.349692203470425</text:p>
              </table:table-cell>
              <table:table-cell office:value-type="float" office:value="0.353467163123841">
                <text:p>0.3534671631238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11272372930052">
                <text:p>-0.211272372930052</text:p>
              </table:table-cell>
              <table:table-cell office:value-type="float" office:value="0.905433127213849">
                <text:p>0.9054331272138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4791881437704">
                <text:p>3.54791881437704</text:p>
              </table:table-cell>
              <table:table-cell office:value-type="float" office:value="3.92818679806646">
                <text:p>3.928186798066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728525423896733">
                <text:p>-0.0728525423896733</text:p>
              </table:table-cell>
              <table:table-cell office:value-type="float" office:value="1.64893302206069">
                <text:p>1.648933022060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04676101834281">
                <text:p>0.604676101834281</text:p>
              </table:table-cell>
              <table:table-cell office:value-type="float" office:value="-0.940257478260585">
                <text:p>-0.9402574782605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45513067853196">
                <text:p>2.45513067853196</text:p>
              </table:table-cell>
              <table:table-cell office:value-type="float" office:value="2.56655467214093">
                <text:p>2.566554672140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94860779752024">
                <text:p>3.94860779752024</text:p>
              </table:table-cell>
              <table:table-cell office:value-type="float" office:value="3.66352173011164">
                <text:p>3.663521730111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0351830580004">
                <text:p>3.10351830580004</text:p>
              </table:table-cell>
              <table:table-cell office:value-type="float" office:value="3.16030985748701">
                <text:p>3.16030985748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4516288180425">
                <text:p>1.94516288180425</text:p>
              </table:table-cell>
              <table:table-cell office:value-type="float" office:value="2.56481345458858">
                <text:p>2.56481345458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6180033971178">
                <text:p>3.16180033971178</text:p>
              </table:table-cell>
              <table:table-cell office:value-type="float" office:value="3.72794677954797">
                <text:p>3.727946779547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8419830540377">
                <text:p>1.38419830540377</text:p>
              </table:table-cell>
              <table:table-cell office:value-type="float" office:value="1.47481126682723">
                <text:p>1.474811266827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7299932255777">
                <text:p>2.27299932255777</text:p>
              </table:table-cell>
              <table:table-cell office:value-type="float" office:value="3.81849009226939">
                <text:p>3.818490092269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4378491551785">
                <text:p>1.14378491551785</text:p>
              </table:table-cell>
              <table:table-cell office:value-type="float" office:value="0.856679035748592">
                <text:p>0.8566790357485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233805091714">
                <text:p>3.0233805091714</text:p>
              </table:table-cell>
              <table:table-cell office:value-type="float" office:value="3.24562951755136">
                <text:p>3.245629517551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764951695091559">
                <text:p>-0.764951695091559</text:p>
              </table:table-cell>
              <table:table-cell office:value-type="float" office:value="-0.854937818196204">
                <text:p>-0.8549378181962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7">
                <text:p>2.67</text:p>
              </table:table-cell>
              <table:table-cell office:value-type="float" office:value="3.160309857">
                <text:p>3.160309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msLineDash_20_1" draw:display-name="msLineDash 1" draw:style="round" draw:dots1="1" draw:dots1-length="1%" draw:distance="199%"/>
  </office:styles>
</office:document-styles>
</file>